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9pt" officeooo:rsid="000be712" style:font-size-asian="9pt" style:font-size-complex="9pt"/>
    </style:style>
    <style:style style:name="P2" style:family="paragraph" style:parent-style-name="Standard">
      <style:text-properties style:use-window-font-color="true" fo:font-size="11pt" officeooo:rsid="001168da" officeooo:paragraph-rsid="001168da" style:font-size-asian="11pt" style:font-size-complex="11pt"/>
    </style:style>
    <style:style style:name="P3" style:family="paragraph" style:parent-style-name="Standard">
      <style:text-properties style:use-window-font-color="true" fo:font-size="11pt" officeooo:rsid="002ef2a7" officeooo:paragraph-rsid="002cd525" style:font-size-asian="11pt" style:font-size-complex="11pt"/>
    </style:style>
    <style:style style:name="P4" style:family="paragraph" style:parent-style-name="Standard">
      <style:text-properties style:use-window-font-color="true" fo:font-size="11pt" officeooo:rsid="0021c48b" officeooo:paragraph-rsid="0021c48b" style:font-size-asian="11pt" style:font-size-complex="11pt"/>
    </style:style>
    <style:style style:name="P5" style:family="paragraph" style:parent-style-name="Standard">
      <style:text-properties style:use-window-font-color="true" fo:font-size="11pt" officeooo:rsid="0021c48b" officeooo:paragraph-rsid="00302e25" style:font-size-asian="11pt" style:font-size-complex="11pt"/>
    </style:style>
    <style:style style:name="P6" style:family="paragraph" style:parent-style-name="Standard">
      <style:text-properties style:use-window-font-color="true" fo:font-size="11pt" officeooo:rsid="0021c48b" officeooo:paragraph-rsid="00355053" style:font-size-asian="11pt" style:font-size-complex="11pt"/>
    </style:style>
    <style:style style:name="P7" style:family="paragraph" style:parent-style-name="Standard">
      <style:text-properties style:use-window-font-color="true" fo:font-size="11pt" officeooo:rsid="00302e25" officeooo:paragraph-rsid="00302e25" style:font-size-asian="11pt" style:font-size-complex="11pt"/>
    </style:style>
    <style:style style:name="P8" style:family="paragraph" style:parent-style-name="Standard">
      <style:text-properties style:use-window-font-color="true" fo:font-size="11pt" officeooo:rsid="00355053" officeooo:paragraph-rsid="00355053" style:font-size-asian="11pt" style:font-size-complex="11pt"/>
    </style:style>
    <style:style style:name="P9" style:family="paragraph" style:parent-style-name="Standard">
      <style:text-properties style:use-window-font-color="true" fo:font-size="11pt" officeooo:rsid="0038f7ea" officeooo:paragraph-rsid="0038f7ea" style:font-size-asian="11pt" style:font-size-complex="11pt"/>
    </style:style>
    <style:style style:name="P10" style:family="paragraph" style:parent-style-name="Standard">
      <style:text-properties style:use-window-font-color="true" fo:font-size="11pt" officeooo:rsid="004e2d53" officeooo:paragraph-rsid="004e2d53" style:font-size-asian="11pt" style:font-size-complex="11pt"/>
    </style:style>
    <style:style style:name="P11" style:family="paragraph" style:parent-style-name="Standard">
      <style:text-properties style:use-window-font-color="true" fo:font-size="11pt" officeooo:rsid="002f484e" officeooo:paragraph-rsid="002f484e" style:font-size-asian="11pt" style:font-size-complex="11pt"/>
    </style:style>
    <style:style style:name="P12" style:family="paragraph" style:parent-style-name="Standard">
      <style:text-properties style:use-window-font-color="true" fo:font-size="11pt" officeooo:rsid="001720b9" officeooo:paragraph-rsid="0021c48b" style:font-size-asian="11pt" style:font-size-complex="11pt"/>
    </style:style>
    <style:style style:name="P13" style:family="paragraph" style:parent-style-name="Standard">
      <style:text-properties style:use-window-font-color="true" fo:font-size="11pt" officeooo:rsid="00512cf0" officeooo:paragraph-rsid="00512cf0" style:font-size-asian="11pt" style:font-size-complex="11pt"/>
    </style:style>
    <style:style style:name="P14" style:family="paragraph" style:parent-style-name="Standard">
      <style:text-properties style:use-window-font-color="true" fo:font-size="11pt" officeooo:rsid="00512cf0" officeooo:paragraph-rsid="00521662" style:font-size-asian="11pt" style:font-size-complex="11pt"/>
    </style:style>
    <style:style style:name="P15" style:family="paragraph" style:parent-style-name="Standard">
      <style:text-properties style:use-window-font-color="true" fo:font-size="11pt" officeooo:rsid="004ec161" officeooo:paragraph-rsid="004ec161" style:font-size-asian="11pt" style:font-size-complex="11pt"/>
    </style:style>
    <style:style style:name="P16" style:family="paragraph" style:parent-style-name="Standard">
      <style:text-properties style:use-window-font-color="true" fo:font-size="11pt" officeooo:rsid="003a8cbc" officeooo:paragraph-rsid="003a8cbc" style:font-size-asian="11pt" style:font-size-complex="11pt"/>
    </style:style>
    <style:style style:name="P17" style:family="paragraph" style:parent-style-name="Standard">
      <style:text-properties style:use-window-font-color="true" fo:font-size="11pt" officeooo:rsid="0055c98e" officeooo:paragraph-rsid="0055c98e" style:font-size-asian="11pt" style:font-size-complex="11pt"/>
    </style:style>
    <style:style style:name="P18" style:family="paragraph" style:parent-style-name="Standard">
      <style:text-properties style:use-window-font-color="true" fo:font-size="11pt" officeooo:rsid="0055c98e" officeooo:paragraph-rsid="00512cf0" style:font-size-asian="11pt" style:font-size-complex="11pt"/>
    </style:style>
    <style:style style:name="P19" style:family="paragraph" style:parent-style-name="Standard">
      <style:text-properties style:use-window-font-color="true" fo:font-size="11pt" officeooo:rsid="00593e3b" officeooo:paragraph-rsid="00593e3b" style:font-size-asian="11pt" style:font-size-complex="11pt"/>
    </style:style>
    <style:style style:name="P20" style:family="paragraph" style:parent-style-name="Standard">
      <style:text-properties style:use-window-font-color="true" fo:font-size="11pt" officeooo:rsid="00521662" officeooo:paragraph-rsid="00521662" style:font-size-asian="11pt" style:font-size-complex="11pt"/>
    </style:style>
    <style:style style:name="P21" style:family="paragraph" style:parent-style-name="Standard">
      <style:text-properties style:use-window-font-color="true" fo:font-size="11pt" officeooo:rsid="0053b0b7" officeooo:paragraph-rsid="00629591" style:font-size-asian="11pt" style:font-size-complex="11pt"/>
    </style:style>
    <style:style style:name="P22" style:family="paragraph" style:parent-style-name="Standard">
      <style:text-properties style:use-window-font-color="true" fo:font-size="11pt" officeooo:rsid="0077914d" officeooo:paragraph-rsid="0077914d" style:font-size-asian="11pt" style:font-size-complex="11pt"/>
    </style:style>
    <style:style style:name="P23" style:family="paragraph" style:parent-style-name="Standard">
      <style:text-properties style:use-window-font-color="true" fo:font-size="11pt" officeooo:rsid="00906e1e" officeooo:paragraph-rsid="00906e1e" style:font-size-asian="11pt" style:font-size-complex="11pt"/>
    </style:style>
    <style:style style:name="P24" style:family="paragraph" style:parent-style-name="Standard">
      <style:text-properties style:use-window-font-color="true" fo:font-size="11pt" officeooo:rsid="00cb4130" officeooo:paragraph-rsid="00cb4130" style:font-size-asian="11pt" style:font-size-complex="11pt"/>
    </style:style>
    <style:style style:name="P25" style:family="paragraph" style:parent-style-name="Standard">
      <style:text-properties style:use-window-font-color="true" fo:font-size="11pt" officeooo:rsid="00cefc4e" officeooo:paragraph-rsid="00cefc4e" style:font-size-asian="11pt" style:font-size-complex="11pt"/>
    </style:style>
    <style:style style:name="P26" style:family="paragraph" style:parent-style-name="Standard">
      <style:text-properties style:use-window-font-color="true" fo:font-size="11pt" officeooo:rsid="00512cf0" officeooo:paragraph-rsid="00521662" fo:background-color="#dddddd" style:font-size-asian="11pt" style:font-size-complex="11pt"/>
    </style:style>
    <style:style style:name="P27" style:family="paragraph" style:parent-style-name="Standard">
      <style:text-properties style:use-window-font-color="true" fo:font-size="11pt" fo:font-weight="normal" officeooo:rsid="00521662" officeooo:paragraph-rsid="00521662" style:font-size-asian="11pt" style:font-weight-asian="normal" style:font-size-complex="11pt" style:font-weight-complex="normal"/>
    </style:style>
    <style:style style:name="P28" style:family="paragraph" style:parent-style-name="Standard">
      <style:text-properties style:use-window-font-color="true" fo:font-size="10pt" fo:font-style="normal" officeooo:rsid="0038f7ea" officeooo:paragraph-rsid="0038f7ea" fo:background-color="#cccccc" style:font-size-asian="10pt" style:font-style-asian="normal" style:font-size-complex="10pt" style:font-style-complex="normal"/>
    </style:style>
    <style:style style:name="P29" style:family="paragraph" style:parent-style-name="Standard">
      <style:text-properties style:use-window-font-color="true" fo:font-size="10pt" fo:font-style="normal" officeooo:rsid="0021c48b" officeooo:paragraph-rsid="0038f7ea" fo:background-color="#cccccc" style:font-size-asian="10pt" style:font-style-asian="normal" style:font-size-complex="10pt" style:font-style-complex="normal"/>
    </style:style>
    <style:style style:name="P30" style:family="paragraph" style:parent-style-name="Standard">
      <style:text-properties style:use-window-font-color="true" fo:font-size="10pt" officeooo:rsid="0021c48b" officeooo:paragraph-rsid="00355053" fo:background-color="#dddddd" style:font-size-asian="10pt" style:font-size-complex="10pt"/>
    </style:style>
    <style:style style:name="P31" style:family="paragraph" style:parent-style-name="Standard">
      <style:text-properties style:use-window-font-color="true" fo:font-size="10pt" officeooo:rsid="00521662" officeooo:paragraph-rsid="00521662" fo:background-color="#dddddd" style:font-size-asian="10pt" style:font-size-complex="10pt"/>
    </style:style>
    <style:style style:name="P32" style:family="paragraph" style:parent-style-name="Standard">
      <style:text-properties style:use-window-font-color="true" fo:font-size="10pt" officeooo:rsid="00521662" officeooo:paragraph-rsid="0055e382" fo:background-color="#dddddd" style:font-size-asian="10pt" style:font-size-complex="10pt"/>
    </style:style>
    <style:style style:name="P33" style:family="paragraph" style:parent-style-name="Standard">
      <style:text-properties style:use-window-font-color="true" fo:font-size="10pt" officeooo:rsid="00512cf0" officeooo:paragraph-rsid="00521662" fo:background-color="#dddddd" style:font-size-asian="10pt" style:font-size-complex="10pt"/>
    </style:style>
    <style:style style:name="P34" style:family="paragraph" style:parent-style-name="Standard">
      <style:text-properties style:use-window-font-color="true" fo:font-size="10pt" officeooo:rsid="00512cf0" officeooo:paragraph-rsid="0055e382" fo:background-color="#dddddd" style:font-size-asian="10pt" style:font-size-complex="10pt"/>
    </style:style>
    <style:style style:name="P35" style:family="paragraph" style:parent-style-name="Standard">
      <style:text-properties style:use-window-font-color="true" fo:font-size="10pt" officeooo:rsid="0055e382" officeooo:paragraph-rsid="00521662" fo:background-color="#dddddd" style:font-size-asian="10pt" style:font-size-complex="10pt"/>
    </style:style>
    <style:style style:name="P36" style:family="paragraph" style:parent-style-name="Standard">
      <style:text-properties style:use-window-font-color="true" fo:font-size="10pt" officeooo:rsid="00cefc4e" officeooo:paragraph-rsid="00cefc4e" style:font-size-asian="10pt" style:font-size-complex="10pt"/>
    </style:style>
    <style:style style:name="P37" style:family="paragraph" style:parent-style-name="Standard">
      <style:text-properties style:use-window-font-color="true" fo:font-size="10pt" officeooo:rsid="00593e3b" officeooo:paragraph-rsid="00593e3b" style:font-size-asian="10pt" style:font-size-complex="10pt"/>
    </style:style>
    <style:style style:name="P38" style:family="paragraph" style:parent-style-name="Standard">
      <style:text-properties style:use-window-font-color="true" fo:font-size="10pt" officeooo:rsid="00593e3b" officeooo:paragraph-rsid="005e53f2" style:font-size-asian="10pt" style:font-size-complex="10pt"/>
    </style:style>
    <style:style style:name="P39" style:family="paragraph" style:parent-style-name="Standard">
      <style:text-properties style:use-window-font-color="true" fo:font-size="10pt" officeooo:rsid="005d631f" officeooo:paragraph-rsid="005d631f" style:font-size-asian="10pt" style:font-size-complex="10pt"/>
    </style:style>
    <style:style style:name="P40" style:family="paragraph" style:parent-style-name="Standard">
      <style:text-properties style:use-window-font-color="true" fo:font-size="10pt" officeooo:rsid="0055c98e" officeooo:paragraph-rsid="0055c98e" style:font-size-asian="10pt" style:font-size-complex="10pt"/>
    </style:style>
    <style:style style:name="P41" style:family="paragraph" style:parent-style-name="Standard">
      <style:text-properties style:use-window-font-color="true" fo:font-size="10pt" officeooo:rsid="005d95dd" officeooo:paragraph-rsid="005d95dd" style:font-size-asian="10pt" style:font-size-complex="10pt"/>
    </style:style>
    <style:style style:name="P42" style:family="paragraph" style:parent-style-name="Standard">
      <style:text-properties style:use-window-font-color="true" fo:font-size="10pt" officeooo:rsid="0055e382" officeooo:paragraph-rsid="0055e382" style:font-size-asian="10pt" style:font-size-complex="10pt"/>
    </style:style>
    <style:style style:name="P43" style:family="paragraph" style:parent-style-name="Standard">
      <style:text-properties style:use-window-font-color="true" fo:font-size="10pt" fo:font-weight="bold" officeooo:rsid="00602bad" officeooo:paragraph-rsid="00602bad" style:font-size-asian="10pt" style:font-weight-asian="bold" style:font-size-complex="10pt" style:font-weight-complex="bold"/>
    </style:style>
    <style:style style:name="P44" style:family="paragraph" style:parent-style-name="Standard">
      <style:text-properties style:use-window-font-color="true" fo:font-size="10pt" fo:font-weight="normal" officeooo:rsid="00602bad" officeooo:paragraph-rsid="00602bad" style:font-size-asian="10pt" style:font-weight-asian="normal" style:font-size-complex="10pt" style:font-weight-complex="normal"/>
    </style:style>
    <style:style style:name="P45" style:family="paragraph" style:parent-style-name="Standard">
      <style:text-properties fo:font-size="11pt" style:font-size-asian="11pt" style:font-size-complex="11pt"/>
    </style:style>
    <style:style style:name="P46" style:family="paragraph" style:parent-style-name="Standard">
      <style:text-properties fo:font-size="11pt" officeooo:rsid="000be712" officeooo:paragraph-rsid="000be712" style:font-size-asian="11pt" style:font-size-complex="11pt"/>
    </style:style>
    <style:style style:name="P47" style:family="paragraph" style:parent-style-name="Standard">
      <style:text-properties fo:font-size="11pt" officeooo:rsid="000c7fdb" officeooo:paragraph-rsid="004e86ef" style:font-size-asian="11pt" style:font-size-complex="11pt"/>
    </style:style>
    <style:style style:name="P48" style:family="paragraph" style:parent-style-name="Standard">
      <style:text-properties fo:font-size="11pt" officeooo:rsid="0015a010" officeooo:paragraph-rsid="004e86ef" style:font-size-asian="11pt" style:font-size-complex="11pt"/>
    </style:style>
    <style:style style:name="P49" style:family="paragraph" style:parent-style-name="Standard">
      <style:text-properties fo:font-size="11pt" officeooo:rsid="000e76c1" officeooo:paragraph-rsid="004e86ef" style:font-size-asian="11pt" style:font-size-complex="11pt"/>
    </style:style>
    <style:style style:name="P50" style:family="paragraph" style:parent-style-name="Standard">
      <style:text-properties fo:color="#ff0000" fo:font-size="11pt" officeooo:rsid="002ef2a7" officeooo:paragraph-rsid="002ef2a7" style:font-size-asian="11pt" style:font-size-complex="11pt"/>
    </style:style>
    <style:style style:name="P51" style:family="paragraph" style:parent-style-name="Standard">
      <style:text-properties fo:color="#ff0000" fo:font-size="11pt" officeooo:rsid="0021c48b" officeooo:paragraph-rsid="00302e25" style:font-size-asian="11pt" style:font-size-complex="11pt"/>
    </style:style>
    <style:style style:name="P52" style:family="paragraph" style:parent-style-name="Standard">
      <style:text-properties fo:color="#ff0000" fo:font-size="10pt" fo:font-style="normal" officeooo:rsid="0038f7ea" officeooo:paragraph-rsid="0038f7ea" fo:background-color="#cccccc" style:font-size-asian="10pt" style:font-style-asian="normal" style:font-size-complex="10pt" style:font-style-complex="normal"/>
    </style:style>
    <style:style style:name="P53" style:family="paragraph" style:parent-style-name="Standard">
      <style:text-properties fo:color="#ff0000" fo:font-size="10pt" fo:font-style="normal" officeooo:rsid="0021c48b" officeooo:paragraph-rsid="0038f7ea" fo:background-color="#cccccc" style:font-size-asian="10pt" style:font-style-asian="normal" style:font-size-complex="10pt" style:font-style-complex="normal"/>
    </style:style>
    <style:style style:name="P54" style:family="paragraph" style:parent-style-name="Standard">
      <style:text-properties fo:color="#ff0000" fo:font-size="10.5pt" fo:font-style="italic" style:font-size-asian="10.5pt" style:font-style-asian="italic" style:font-size-complex="10.5pt" style:font-style-complex="italic"/>
    </style:style>
    <style:style style:name="P55" style:family="paragraph" style:parent-style-name="Standard">
      <style:text-properties fo:color="#ff0000" fo:font-size="15pt" fo:font-weight="bold" officeooo:rsid="00cefc4e" officeooo:paragraph-rsid="00cefc4e" style:font-size-asian="15pt" style:font-weight-asian="bold" style:font-size-complex="15pt" style:font-weight-complex="bold"/>
    </style:style>
    <style:style style:name="P56" style:family="paragraph" style:parent-style-name="Standard">
      <style:text-properties fo:color="#c9211e" fo:font-size="11pt" officeooo:rsid="002ef2a7" officeooo:paragraph-rsid="002cd525" style:font-size-asian="11pt" style:font-size-complex="11pt"/>
    </style:style>
    <style:style style:name="P57" style:family="paragraph" style:parent-style-name="Standard">
      <style:text-properties fo:color="#c9211e" fo:font-size="11pt" officeooo:rsid="002ef2a7" officeooo:paragraph-rsid="002ef2a7" style:font-size-asian="11pt" style:font-size-complex="11pt"/>
    </style:style>
    <style:style style:name="P58" style:family="paragraph" style:parent-style-name="Standard">
      <style:text-properties fo:color="#c9211e" fo:font-size="11pt" officeooo:rsid="0037235e" officeooo:paragraph-rsid="0037235e" style:font-size-asian="11pt" style:font-size-complex="11pt"/>
    </style:style>
    <style:style style:name="P59" style:family="paragraph" style:parent-style-name="Standard">
      <style:text-properties fo:color="#c9211e" fo:font-size="15pt" fo:font-weight="bold" officeooo:rsid="0077914d" officeooo:paragraph-rsid="0077914d" style:font-size-asian="15pt" style:font-weight-asian="bold" style:font-size-complex="15pt" style:font-weight-complex="bold"/>
    </style:style>
    <style:style style:name="P60" style:family="paragraph" style:parent-style-name="Standard">
      <style:text-properties fo:color="#c9211e" fo:font-size="15pt" fo:font-weight="bold" officeooo:rsid="00cb4130" officeooo:paragraph-rsid="00cb4130" style:font-size-asian="15pt" style:font-weight-asian="bold" style:font-size-complex="15pt" style:font-weight-complex="bold"/>
    </style:style>
    <style:style style:name="P61" style:family="paragraph" style:parent-style-name="Standard">
      <style:text-properties fo:color="#00a933" fo:font-size="10pt" officeooo:rsid="0021c48b" officeooo:paragraph-rsid="00355053" fo:background-color="#dddddd" style:font-size-asian="10pt" style:font-size-complex="10pt"/>
    </style:style>
    <style:style style:name="P62" style:family="paragraph" style:parent-style-name="Standard">
      <style:text-properties fo:color="#00a933" fo:font-size="10.5pt" fo:font-style="italic" style:font-size-asian="10.5pt" style:font-style-asian="italic" style:font-size-complex="10.5pt" style:font-style-complex="italic"/>
    </style:style>
    <style:style style:name="P63" style:family="paragraph" style:parent-style-name="Standard">
      <style:text-properties fo:font-size="14pt" officeooo:rsid="0042991a" officeooo:paragraph-rsid="0042991a" style:font-size-asian="14pt" style:font-size-complex="14pt"/>
    </style:style>
    <style:style style:name="P64" style:family="paragraph" style:parent-style-name="Standard">
      <style:text-properties fo:font-size="14pt" officeooo:rsid="000c7fdb" officeooo:paragraph-rsid="000c7fdb" style:font-size-asian="14pt" style:font-size-complex="14pt"/>
    </style:style>
    <style:style style:name="P65" style:family="paragraph" style:parent-style-name="Standard">
      <style:text-properties fo:font-size="14pt" officeooo:rsid="001720b9" officeooo:paragraph-rsid="001720b9" style:font-size-asian="14pt" style:font-size-complex="14pt"/>
    </style:style>
    <style:style style:name="P66" style:family="paragraph" style:parent-style-name="Standard">
      <style:text-properties fo:font-size="14pt" officeooo:rsid="000be712" officeooo:paragraph-rsid="000be712" style:font-size-asian="14pt" style:font-size-complex="14pt"/>
    </style:style>
    <style:style style:name="P67" style:family="paragraph" style:parent-style-name="Standard">
      <style:text-properties fo:font-size="14pt" officeooo:rsid="000e76c1" officeooo:paragraph-rsid="000e76c1" style:font-size-asian="14pt" style:font-size-complex="14pt"/>
    </style:style>
    <style:style style:name="P68" style:family="paragraph" style:parent-style-name="Standard">
      <style:text-properties fo:font-size="14pt" officeooo:rsid="0015a010" officeooo:paragraph-rsid="0015a010" style:font-size-asian="14pt" style:font-size-complex="14pt"/>
    </style:style>
    <style:style style:name="P69" style:family="paragraph" style:parent-style-name="Standard">
      <style:text-properties fo:font-size="14pt" officeooo:rsid="00d3bac9" officeooo:paragraph-rsid="00d3bac9" style:font-size-asian="14pt" style:font-size-complex="14pt"/>
    </style:style>
    <style:style style:name="P70" style:family="paragraph" style:parent-style-name="Standard">
      <style:text-properties officeooo:paragraph-rsid="004e2d53"/>
    </style:style>
    <style:style style:name="P71" style:family="paragraph" style:parent-style-name="Standard">
      <style:text-properties fo:font-size="10pt" officeooo:rsid="00521662" officeooo:paragraph-rsid="00521662" fo:background-color="#dddddd" style:font-size-asian="10pt" style:font-size-complex="10pt"/>
    </style:style>
    <style:style style:name="P72" style:family="paragraph" style:parent-style-name="Standard">
      <style:text-properties fo:font-size="10pt" officeooo:rsid="00521662" officeooo:paragraph-rsid="0055e382" fo:background-color="#dddddd" style:font-size-asian="10pt" style:font-size-complex="10pt"/>
    </style:style>
    <style:style style:name="P73" style:family="paragraph" style:parent-style-name="Standard">
      <style:text-properties fo:font-size="10pt" officeooo:paragraph-rsid="00521662" fo:background-color="#dddddd" style:font-size-asian="10pt" style:font-size-complex="10pt"/>
    </style:style>
    <style:style style:name="P74" style:family="paragraph" style:parent-style-name="Standard">
      <style:text-properties officeooo:rsid="004e2d53" officeooo:paragraph-rsid="004e2d53"/>
    </style:style>
    <style:style style:name="P75" style:family="paragraph" style:parent-style-name="Standard">
      <style:text-properties officeooo:rsid="0077914d" officeooo:paragraph-rsid="0077914d"/>
    </style:style>
    <style:style style:name="P76" style:family="paragraph" style:parent-style-name="Standard">
      <style:text-properties officeooo:paragraph-rsid="008393f0"/>
    </style:style>
    <style:style style:name="P77" style:family="paragraph" style:parent-style-name="Standard">
      <style:text-properties officeooo:rsid="008c4b6e" officeooo:paragraph-rsid="008c4b6e"/>
    </style:style>
    <style:style style:name="P78" style:family="paragraph" style:parent-style-name="Standard">
      <style:text-properties fo:color="#2a6099" fo:font-size="10.5pt" fo:font-style="italic" style:font-size-asian="10.5pt" style:font-style-asian="italic" style:font-size-complex="10.5pt" style:font-style-complex="italic"/>
    </style:style>
    <style:style style:name="P79" style:family="paragraph" style:parent-style-name="Standard">
      <style:text-properties fo:color="#ff8000" fo:font-size="10.5pt" fo:font-style="italic" officeooo:paragraph-rsid="009515be" style:font-size-asian="10.5pt" style:font-style-asian="italic" style:font-size-complex="10.5pt" style:font-style-complex="italic"/>
    </style:style>
    <style:style style:name="P80" style:family="paragraph" style:parent-style-name="Standard">
      <style:text-properties fo:color="#999999" fo:font-size="10.5pt" fo:font-style="italic" style:font-size-asian="10.5pt" style:font-style-asian="italic" style:font-size-complex="10.5pt" style:font-style-complex="italic"/>
    </style:style>
    <style:style style:name="P81" style:family="paragraph" style:parent-style-name="Standard">
      <style:text-properties fo:color="#55308d" fo:font-size="10.5pt" fo:font-style="italic" style:font-size-asian="10.5pt" style:font-style-asian="italic" style:font-size-complex="10.5pt" style:font-style-complex="italic"/>
    </style:style>
    <style:style style:name="P82" style:family="paragraph" style:parent-style-name="Standard">
      <style:text-properties fo:font-size="10.5pt" fo:font-style="italic" style:font-size-asian="10.5pt" style:font-style-asian="italic" style:font-size-complex="10.5pt" style:font-style-complex="italic"/>
    </style:style>
    <style:style style:name="P83" style:family="paragraph" style:parent-style-name="Standard">
      <style:text-properties officeooo:rsid="00a05715" officeooo:paragraph-rsid="00a05715"/>
    </style:style>
    <style:style style:name="P84" style:family="paragraph" style:parent-style-name="Standard">
      <style:text-properties fo:font-size="12pt" officeooo:paragraph-rsid="0078dced" style:font-size-asian="12pt" style:font-size-complex="12pt"/>
    </style:style>
    <style:style style:name="P85" style:family="paragraph" style:parent-style-name="Standard">
      <style:text-properties fo:font-size="12pt" officeooo:paragraph-rsid="008c4b6e" style:font-size-asian="12pt" style:font-size-complex="12pt"/>
    </style:style>
    <style:style style:name="P86" style:family="paragraph" style:parent-style-name="Standard">
      <style:text-properties style:font-name="Liberation Serif" fo:font-size="12pt" officeooo:paragraph-rsid="008c4b6e" style:font-size-asian="12pt" style:font-size-complex="12pt"/>
    </style:style>
    <style:style style:name="P87" style:family="paragraph" style:parent-style-name="Standard">
      <style:text-properties style:font-name="Liberation Serif" fo:font-size="12pt" officeooo:rsid="008e1b03" officeooo:paragraph-rsid="008c4b6e" style:font-size-asian="12pt" style:font-size-complex="12pt"/>
    </style:style>
    <style:style style:name="P88" style:family="paragraph" style:parent-style-name="Standard">
      <style:text-properties style:font-name="Liberation Serif" fo:font-size="12pt" officeooo:rsid="008e1b03" officeooo:paragraph-rsid="008e1b03" style:font-size-asian="12pt" style:font-size-complex="12pt"/>
    </style:style>
    <style:style style:name="P89" style:family="paragraph" style:parent-style-name="Standard">
      <style:text-properties style:font-name="Liberation Serif" fo:font-size="12pt" officeooo:paragraph-rsid="008393f0" style:font-size-asian="12pt" style:font-size-complex="12pt"/>
    </style:style>
    <style:style style:name="P90" style:family="paragraph" style:parent-style-name="Standard">
      <style:text-properties style:font-name="Liberation Serif" fo:font-size="12pt" officeooo:rsid="008c4b6e" officeooo:paragraph-rsid="008c4b6e" style:font-size-asian="12pt" style:font-size-complex="12pt"/>
    </style:style>
    <style:style style:name="P91" style:family="paragraph" style:parent-style-name="Standard">
      <style:text-properties style:font-name="Liberation Serif" fo:font-size="12pt" officeooo:rsid="00a05715" officeooo:paragraph-rsid="00a05715" style:font-size-asian="12pt" style:font-size-complex="12pt"/>
    </style:style>
    <style:style style:name="P92" style:family="paragraph" style:parent-style-name="Standard">
      <style:text-properties style:font-name="Liberation Serif" fo:font-size="12pt" officeooo:rsid="008cfc77" officeooo:paragraph-rsid="009b5180" style:font-size-asian="12pt" style:font-size-complex="12pt"/>
    </style:style>
    <style:style style:name="P93" style:family="paragraph" style:parent-style-name="Standard">
      <style:text-properties style:font-name="Liberation Serif" fo:font-size="12pt" officeooo:paragraph-rsid="009b5180" style:font-size-asian="12pt" style:font-size-complex="12pt"/>
    </style:style>
    <style:style style:name="P94" style:family="paragraph" style:parent-style-name="Standard">
      <style:text-properties style:font-name="Liberation Serif" fo:font-size="12pt" officeooo:rsid="00b3bbdc" officeooo:paragraph-rsid="00b3bbdc" style:font-size-asian="12pt" style:font-size-complex="12pt"/>
    </style:style>
    <style:style style:name="P95" style:family="paragraph" style:parent-style-name="Standard">
      <style:text-properties style:font-name="Liberation Serif" fo:font-size="15pt" officeooo:paragraph-rsid="00a9a384" style:font-size-asian="15pt" style:font-size-complex="15pt"/>
    </style:style>
    <style:style style:name="P96" style:family="paragraph" style:parent-style-name="Standard">
      <style:text-properties officeooo:paragraph-rsid="00cc4f56"/>
    </style:style>
    <style:style style:name="P97" style:family="paragraph" style:parent-style-name="Standard">
      <style:text-properties officeooo:paragraph-rsid="00cefc4e"/>
    </style:style>
    <style:style style:name="P98" style:family="paragraph" style:parent-style-name="Standard">
      <style:text-properties officeooo:paragraph-rsid="000e76c1"/>
    </style:style>
    <style:style style:name="P99" style:family="paragraph" style:parent-style-name="Standard">
      <style:paragraph-properties fo:break-before="page"/>
      <style:text-properties style:use-window-font-color="true" fo:font-size="11pt" officeooo:rsid="0055c98e" officeooo:paragraph-rsid="0055c98e" style:font-size-asian="11pt" style:font-size-complex="11pt"/>
    </style:style>
    <style:style style:name="P100" style:family="paragraph" style:parent-style-name="Standard">
      <style:paragraph-properties fo:break-before="page"/>
      <style:text-properties fo:color="#c9211e" fo:font-size="15pt" fo:font-weight="bold" officeooo:rsid="00906e1e" officeooo:paragraph-rsid="00906e1e" style:font-size-asian="15pt" style:font-weight-asian="bold" style:font-size-complex="15pt" style:font-weight-complex="bold"/>
    </style:style>
    <style:style style:name="P101" style:family="paragraph" style:parent-style-name="Standard">
      <style:paragraph-properties fo:break-before="page"/>
      <style:text-properties style:font-name="Liberation Serif" fo:font-size="12pt" officeooo:paragraph-rsid="00a9a384" style:font-size-asian="12pt" style:font-size-complex="12pt"/>
    </style:style>
    <style:style style:name="P102" style:family="paragraph" style:parent-style-name="Title">
      <style:paragraph-properties fo:break-before="page"/>
    </style:style>
    <style:style style:name="P103" style:family="paragraph" style:parent-style-name="Title">
      <style:text-properties officeooo:rsid="0078dced" officeooo:paragraph-rsid="0078dced"/>
    </style:style>
    <style:style style:name="P104" style:family="paragraph" style:parent-style-name="Text_20_body">
      <style:text-properties officeooo:paragraph-rsid="008c4b6e"/>
    </style:style>
    <style:style style:name="P105" style:family="paragraph" style:parent-style-name="Text_20_body">
      <style:text-properties style:font-name="Liberation Serif" fo:font-size="12pt" officeooo:rsid="008c8d4b" officeooo:paragraph-rsid="008c8d4b" style:font-size-asian="12pt" style:font-size-complex="12pt"/>
    </style:style>
    <style:style style:name="P106" style:family="paragraph" style:parent-style-name="Text_20_body">
      <style:text-properties style:font-name="Liberation Serif" fo:font-size="12pt" officeooo:rsid="00a41cca" officeooo:paragraph-rsid="00a41cca" style:font-size-asian="12pt" style:font-size-complex="12pt"/>
    </style:style>
    <style:style style:name="P107" style:family="paragraph" style:parent-style-name="Text_20_body">
      <style:text-properties style:font-name="Liberation Serif" fo:font-size="15pt" fo:font-weight="bold" officeooo:rsid="00a3355f" officeooo:paragraph-rsid="00a3355f" style:font-size-asian="15pt" style:font-weight-asian="bold" style:font-size-complex="15pt" style:font-weight-complex="bold"/>
    </style:style>
    <style:style style:name="P108" style:family="paragraph" style:parent-style-name="Text_20_body">
      <style:text-properties fo:font-size="10pt" officeooo:rsid="0078dced" officeooo:paragraph-rsid="0078dced" style:font-size-asian="10pt" style:font-size-complex="10pt"/>
    </style:style>
    <style:style style:name="P109" style:family="paragraph" style:parent-style-name="Text_20_body">
      <style:text-properties fo:font-size="10pt" officeooo:rsid="007a6bc5" officeooo:paragraph-rsid="007a6bc5" style:font-size-asian="10pt" style:font-size-complex="10pt"/>
    </style:style>
    <style:style style:name="P110" style:family="paragraph" style:parent-style-name="Text_20_body">
      <style:text-properties fo:font-size="9pt" officeooo:rsid="0078dced" officeooo:paragraph-rsid="0078dced" style:font-size-asian="9pt" style:font-size-complex="9pt"/>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paragraph-rsid="001bc82c"/>
    </style:style>
    <style:style style:name="P113" style:family="paragraph" style:parent-style-name="Standard" style:list-style-name="L4">
      <style:text-properties fo:font-size="10pt" style:font-size-asian="10pt" style:font-size-complex="10pt"/>
    </style:style>
    <style:style style:name="P114" style:family="paragraph" style:parent-style-name="Standard" style:list-style-name="L13">
      <style:text-properties fo:font-size="10pt" officeooo:paragraph-rsid="00d0c278" style:font-size-asian="10pt" style:font-size-complex="10pt"/>
    </style:style>
    <style:style style:name="P115" style:family="paragraph" style:parent-style-name="Standard" style:list-style-name="L13">
      <style:text-properties fo:font-size="10pt" officeooo:rsid="00d0c278" officeooo:paragraph-rsid="00d0c278" style:font-size-asian="10pt" style:font-size-complex="10pt"/>
    </style:style>
    <style:style style:name="P116" style:family="paragraph" style:parent-style-name="Standard" style:list-style-name="L7">
      <style:text-properties style:use-window-font-color="true" fo:font-size="11pt" officeooo:rsid="002f484e" officeooo:paragraph-rsid="002f484e" style:font-size-asian="11pt" style:font-size-complex="11pt"/>
    </style:style>
    <style:style style:name="P117" style:family="paragraph" style:parent-style-name="Standard" style:list-style-name="L6">
      <style:text-properties style:use-window-font-color="true" fo:font-size="11pt" officeooo:rsid="00906e1e" officeooo:paragraph-rsid="00906e1e" style:font-size-asian="11pt" style:font-size-complex="11pt"/>
    </style:style>
    <style:style style:name="P118" style:family="paragraph" style:parent-style-name="Standard" style:list-style-name="L9">
      <style:text-properties style:use-window-font-color="true" fo:font-size="11pt" officeooo:rsid="00521662" officeooo:paragraph-rsid="00521662" style:font-size-asian="11pt" style:font-size-complex="11pt"/>
    </style:style>
    <style:style style:name="P119" style:family="paragraph" style:parent-style-name="Standard" style:list-style-name="L9">
      <style:text-properties style:use-window-font-color="true" fo:font-size="11pt" officeooo:rsid="00521662" officeooo:paragraph-rsid="00608d64" style:font-size-asian="11pt" style:font-size-complex="11pt"/>
    </style:style>
    <style:style style:name="P120" style:family="paragraph" style:parent-style-name="Standard" style:list-style-name="L9">
      <style:text-properties style:use-window-font-color="true" fo:font-size="11pt" officeooo:rsid="0053b0b7" officeooo:paragraph-rsid="0053b0b7" style:font-size-asian="11pt" style:font-size-complex="11pt"/>
    </style:style>
    <style:style style:name="P121" style:family="paragraph" style:parent-style-name="Standard">
      <style:text-properties style:use-window-font-color="true" fo:font-size="11pt" officeooo:rsid="00dd3ed6" officeooo:paragraph-rsid="00dd3ed6" style:font-size-asian="11pt" style:font-size-complex="11pt"/>
    </style:style>
    <style:style style:name="P122" style:family="paragraph" style:parent-style-name="Standard" style:list-style-name="L6">
      <style:text-properties style:use-window-font-color="true" fo:font-size="11pt" style:text-underline-style="solid" style:text-underline-width="auto" style:text-underline-color="font-color" officeooo:rsid="00906e1e" officeooo:paragraph-rsid="00906e1e" style:font-size-asian="11pt" style:font-size-complex="11pt"/>
    </style:style>
    <style:style style:name="P123" style:family="paragraph" style:parent-style-name="Standard" style:list-style-name="L8">
      <style:text-properties style:use-window-font-color="true" officeooo:rsid="00302e25" officeooo:paragraph-rsid="00302e25"/>
    </style:style>
    <style:style style:name="P124" style:family="paragraph" style:parent-style-name="Standard" style:list-style-name="L10">
      <style:text-properties style:use-window-font-color="true" fo:font-size="10pt" officeooo:rsid="0055e382" officeooo:paragraph-rsid="0055e382" style:font-size-asian="10pt" style:font-size-complex="10pt"/>
    </style:style>
    <style:style style:name="P125" style:family="paragraph" style:parent-style-name="Standard" style:list-style-name="L10">
      <style:text-properties style:use-window-font-color="true" fo:font-size="10pt" officeooo:rsid="00593e3b" officeooo:paragraph-rsid="00593e3b" style:font-size-asian="10pt" style:font-size-complex="10pt"/>
    </style:style>
    <style:style style:name="P126" style:family="paragraph" style:parent-style-name="Standard" style:list-style-name="L12">
      <style:text-properties style:use-window-font-color="true" fo:font-size="10pt" officeooo:rsid="00612a68" officeooo:paragraph-rsid="00612a68" style:font-size-asian="10pt" style:font-size-complex="10pt"/>
    </style:style>
    <style:style style:name="P127" style:family="paragraph" style:parent-style-name="Standard" style:list-style-name="L13">
      <style:text-properties style:use-window-font-color="true" fo:font-size="10pt" officeooo:rsid="00cefc4e" officeooo:paragraph-rsid="00cefc4e" style:font-size-asian="10pt" style:font-size-complex="10pt"/>
    </style:style>
    <style:style style:name="P128" style:family="paragraph" style:parent-style-name="Standard" style:list-style-name="L13">
      <style:text-properties style:use-window-font-color="true" fo:font-size="10pt" officeooo:rsid="00cefc4e" officeooo:paragraph-rsid="00dd3ed6" style:font-size-asian="10pt" style:font-size-complex="10pt"/>
    </style:style>
    <style:style style:name="P129" style:family="paragraph" style:parent-style-name="Standard" style:list-style-name="L13">
      <style:text-properties style:use-window-font-color="true" fo:font-size="10pt" officeooo:rsid="00d0c278" officeooo:paragraph-rsid="00d0c278" style:font-size-asian="10pt" style:font-size-complex="10pt"/>
    </style:style>
    <style:style style:name="P130" style:family="paragraph" style:parent-style-name="Standard" style:list-style-name="L11">
      <style:text-properties style:use-window-font-color="true" fo:font-size="10pt" fo:font-weight="bold" officeooo:rsid="005e53f2" officeooo:paragraph-rsid="005e53f2" style:font-size-asian="10pt" style:font-weight-asian="bold" style:font-size-complex="10pt" style:font-weight-complex="bold"/>
    </style:style>
    <style:style style:name="P131" style:family="paragraph" style:parent-style-name="Standard" style:list-style-name="L11">
      <style:text-properties style:use-window-font-color="true" fo:font-size="10pt" fo:font-weight="bold" officeooo:rsid="005e53f2" officeooo:paragraph-rsid="00602bad" style:font-size-asian="10pt" style:font-weight-asian="bold" style:font-size-complex="10pt" style:font-weight-complex="bold"/>
    </style:style>
    <style:style style:name="P132" style:family="paragraph" style:parent-style-name="Standard" style:list-style-name="L11">
      <style:text-properties style:use-window-font-color="true" fo:font-size="10pt" fo:font-weight="bold" officeooo:rsid="00602bad" officeooo:paragraph-rsid="00602bad" style:font-size-asian="10pt" style:font-weight-asian="bold" style:font-size-complex="10pt" style:font-weight-complex="bold"/>
    </style:style>
    <style:style style:name="P133" style:family="paragraph" style:parent-style-name="Standard" style:list-style-name="L13">
      <style:text-properties style:use-window-font-color="true" fo:font-size="10pt" fo:font-weight="bold" officeooo:rsid="00cefc4e" officeooo:paragraph-rsid="00cefc4e" style:font-size-asian="10pt" style:font-weight-asian="bold" style:font-size-complex="10pt" style:font-weight-complex="bold"/>
    </style:style>
    <style:style style:name="P134" style:family="paragraph" style:parent-style-name="Standard">
      <style:text-properties style:use-window-font-color="true" fo:font-size="10.5pt" officeooo:rsid="000be712" officeooo:paragraph-rsid="000be712" style:font-size-asian="10.5pt" style:font-size-complex="10.5pt"/>
    </style:style>
    <style:style style:name="P135" style:family="paragraph" style:parent-style-name="Standard" style:list-style-name="L5">
      <style:text-properties style:use-window-font-color="true" fo:font-size="10.5pt" officeooo:rsid="000be712" officeooo:paragraph-rsid="0017d9fb" style:font-size-asian="10.5pt" style:font-size-complex="10.5pt"/>
    </style:style>
    <style:style style:name="P136" style:family="paragraph" style:parent-style-name="Standard" style:list-style-name="L5">
      <style:text-properties style:use-window-font-color="true" fo:font-size="10.5pt" officeooo:rsid="000be712" officeooo:paragraph-rsid="000be712" style:font-size-asian="10.5pt" style:font-size-complex="10.5pt"/>
    </style:style>
    <style:style style:name="P137" style:family="paragraph" style:parent-style-name="Standard">
      <style:text-properties style:use-window-font-color="true" fo:font-size="10.5pt" officeooo:rsid="00cd0e65" officeooo:paragraph-rsid="00cd0e65" style:font-size-asian="10.5pt" style:font-size-complex="10.5pt"/>
    </style:style>
    <style:style style:name="P138" style:family="paragraph" style:parent-style-name="Standard" style:list-style-name="L5">
      <style:text-properties style:use-window-font-color="true" fo:font-size="10.5pt" officeooo:rsid="0028504e" officeooo:paragraph-rsid="0028504e" style:font-size-asian="10.5pt" style:font-size-complex="10.5pt"/>
    </style:style>
    <style:style style:name="P139" style:family="paragraph" style:parent-style-name="Standard" style:list-style-name="L5">
      <style:text-properties style:use-window-font-color="true" fo:font-size="10.5pt" officeooo:rsid="000c7fdb" officeooo:paragraph-rsid="000eca7f" style:font-size-asian="10.5pt" style:font-size-complex="10.5pt"/>
    </style:style>
    <style:style style:name="P140" style:family="paragraph" style:parent-style-name="Standard" style:list-style-name="L5">
      <style:text-properties style:use-window-font-color="true" fo:font-size="10.5pt" officeooo:rsid="000eca7f" officeooo:paragraph-rsid="000eca7f" style:font-size-asian="10.5pt" style:font-size-complex="10.5pt"/>
    </style:style>
    <style:style style:name="P141" style:family="paragraph" style:parent-style-name="Standard" style:list-style-name="L5">
      <style:text-properties style:use-window-font-color="true" fo:font-size="10.5pt" officeooo:rsid="002f484e" officeooo:paragraph-rsid="002f484e" style:font-size-asian="10.5pt" style:font-size-complex="10.5pt"/>
    </style:style>
    <style:style style:name="P142" style:family="paragraph" style:parent-style-name="Standard" style:list-style-name="L5">
      <style:text-properties style:use-window-font-color="true" fo:font-size="10.5pt" officeooo:rsid="001720b9" officeooo:paragraph-rsid="001720b9" style:font-size-asian="10.5pt" style:font-size-complex="10.5pt"/>
    </style:style>
    <style:style style:name="P143" style:family="paragraph" style:parent-style-name="Standard" style:list-style-name="L5">
      <style:text-properties style:use-window-font-color="true" fo:font-size="10.5pt" officeooo:rsid="00108d46" officeooo:paragraph-rsid="0023bcc7" style:font-size-asian="10.5pt" style:font-size-complex="10.5pt"/>
    </style:style>
    <style:style style:name="P144" style:family="paragraph" style:parent-style-name="Standard" style:list-style-name="L5">
      <style:text-properties style:use-window-font-color="true" fo:font-size="10.5pt" officeooo:rsid="001168da" officeooo:paragraph-rsid="001168da" style:font-size-asian="10.5pt" style:font-size-complex="10.5pt"/>
    </style:style>
    <style:style style:name="P145" style:family="paragraph" style:parent-style-name="Standard" style:list-style-name="L5">
      <style:text-properties style:use-window-font-color="true" fo:font-size="10.5pt" officeooo:rsid="004e2d53" officeooo:paragraph-rsid="004e2d53" style:font-size-asian="10.5pt" style:font-size-complex="10.5pt"/>
    </style:style>
    <style:style style:name="P146" style:family="paragraph" style:parent-style-name="Standard">
      <style:text-properties style:use-window-font-color="true" fo:font-size="10.5pt" officeooo:rsid="00d993f6" officeooo:paragraph-rsid="00d993f6" style:font-size-asian="10.5pt" style:font-size-complex="10.5pt"/>
    </style:style>
    <style:style style:name="P147" style:family="paragraph" style:parent-style-name="Standard" style:list-style-name="L9">
      <style:text-properties fo:color="#2a6099" fo:font-size="11pt" officeooo:rsid="0053b0b7" officeooo:paragraph-rsid="0053b0b7" style:font-size-asian="11pt" style:font-size-complex="11pt"/>
    </style:style>
    <style:style style:name="P148" style:family="paragraph" style:parent-style-name="Standard" style:list-style-name="L12">
      <style:text-properties fo:color="#2a6099" fo:font-size="10pt" officeooo:rsid="0053b0b7" officeooo:paragraph-rsid="00629591" style:font-size-asian="10pt" style:font-size-complex="10pt"/>
    </style:style>
    <style:style style:name="P149" style:family="paragraph" style:parent-style-name="Standard" style:list-style-name="L5">
      <style:text-properties fo:color="#2a6099" fo:font-size="10.5pt" officeooo:rsid="000c7fdb" officeooo:paragraph-rsid="000eca7f" style:font-size-asian="10.5pt" style:font-size-complex="10.5pt"/>
    </style:style>
    <style:style style:name="P150" style:family="paragraph" style:parent-style-name="Standard" style:list-style-name="L5">
      <style:text-properties fo:color="#2a6099" fo:font-size="10.5pt" fo:font-weight="normal" officeooo:rsid="002f484e" officeooo:paragraph-rsid="002f484e" style:font-size-asian="10.5pt" style:font-weight-asian="normal" style:font-size-complex="10.5pt" style:font-weight-complex="normal"/>
    </style:style>
    <style:style style:name="P151" style:family="paragraph" style:parent-style-name="Standard" style:list-style-name="L5">
      <style:text-properties fo:color="#000000" fo:font-size="10.5pt" fo:font-weight="normal" officeooo:rsid="0035918d" officeooo:paragraph-rsid="0035918d" style:font-size-asian="10.5pt" style:font-weight-asian="normal" style:font-size-complex="10.5pt" style:font-weight-complex="normal"/>
    </style:style>
    <style:style style:name="P152" style:family="paragraph" style:parent-style-name="Standard" style:list-style-name="L5">
      <style:text-properties fo:color="#000000" fo:font-size="10.5pt" officeooo:rsid="00d81ad3" officeooo:paragraph-rsid="00d81ad3" style:font-size-asian="10.5pt" style:font-size-complex="10.5pt"/>
    </style:style>
    <style:style style:name="P153" style:family="paragraph" style:parent-style-name="Standard" style:list-style-name="L9">
      <style:text-properties fo:color="#00a933" fo:font-size="11pt" officeooo:rsid="00521662" officeooo:paragraph-rsid="00521662" style:font-size-asian="11pt" style:font-size-complex="11pt"/>
    </style:style>
    <style:style style:name="P154" style:family="paragraph" style:parent-style-name="Standard" style:list-style-name="L12">
      <style:text-properties fo:color="#00a933" fo:font-size="10pt" officeooo:rsid="00602bad" officeooo:paragraph-rsid="00602bad" style:font-size-asian="10pt" style:font-size-complex="10pt"/>
    </style:style>
    <style:style style:name="P155" style:family="paragraph" style:parent-style-name="Standard" style:list-style-name="L12">
      <style:text-properties fo:color="#00a933" fo:font-size="10pt" officeooo:rsid="00612a68" officeooo:paragraph-rsid="00612a68" style:font-size-asian="10pt" style:font-size-complex="10pt"/>
    </style:style>
    <style:style style:name="P156" style:family="paragraph" style:parent-style-name="Standard">
      <style:text-properties fo:color="#00a933" fo:font-size="10.5pt" fo:font-style="italic" style:font-size-asian="10.5pt" style:font-style-asian="italic" style:font-size-complex="10.5pt" style:font-style-complex="italic"/>
    </style:style>
    <style:style style:name="P157" style:family="paragraph" style:parent-style-name="Standard">
      <style:text-properties fo:color="#00a933" fo:font-size="10.5pt" fo:font-style="italic" officeooo:rsid="00d628f4" officeooo:paragraph-rsid="00d628f4" style:font-size-asian="10.5pt" style:font-style-asian="italic" style:font-size-complex="10.5pt" style:font-style-complex="italic"/>
    </style:style>
    <style:style style:name="P158" style:family="paragraph" style:parent-style-name="Standard" style:list-style-name="L5">
      <style:text-properties fo:color="#00a933" fo:font-size="10.5pt" officeooo:rsid="000eca7f" officeooo:paragraph-rsid="000eca7f" style:font-size-asian="10.5pt" style:font-size-complex="10.5pt"/>
    </style:style>
    <style:style style:name="P159" style:family="paragraph" style:parent-style-name="Standard" style:list-style-name="L5">
      <style:text-properties fo:color="#00a933" fo:font-size="10.5pt" officeooo:rsid="00d81ad3" officeooo:paragraph-rsid="00d81ad3" style:font-size-asian="10.5pt" style:font-size-complex="10.5pt"/>
    </style:style>
    <style:style style:name="P160" style:family="paragraph" style:parent-style-name="Standard" style:list-style-name="L7">
      <style:text-properties officeooo:paragraph-rsid="002f484e"/>
    </style:style>
    <style:style style:name="P161" style:family="paragraph" style:parent-style-name="Standard" style:list-style-name="L8">
      <style:text-properties fo:color="#ff0000" fo:font-size="11pt" officeooo:rsid="0021c48b" officeooo:paragraph-rsid="00302e25" style:font-size-asian="11pt" style:font-size-complex="11pt"/>
    </style:style>
    <style:style style:name="P162" style:family="paragraph" style:parent-style-name="Standard" style:list-style-name="L9">
      <style:text-properties fo:color="#ff0000" fo:font-size="11pt" officeooo:rsid="00521662" officeooo:paragraph-rsid="00521662" style:font-size-asian="11pt" style:font-size-complex="11pt"/>
    </style:style>
    <style:style style:name="P163" style:family="paragraph" style:parent-style-name="Standard">
      <style:text-properties fo:color="#ff0000" fo:font-size="10pt" fo:font-weight="normal" officeooo:rsid="00593e3b" officeooo:paragraph-rsid="00593e3b" style:font-size-asian="8.75pt" style:font-weight-asian="normal" style:font-size-complex="10pt" style:font-weight-complex="normal"/>
    </style:style>
    <style:style style:name="P164" style:family="paragraph" style:parent-style-name="Standard" style:list-style-name="L12">
      <style:text-properties fo:color="#ff0000" fo:font-size="10pt" officeooo:rsid="005d95dd" officeooo:paragraph-rsid="005d95dd" style:font-size-asian="10pt" style:font-size-complex="10pt"/>
    </style:style>
    <style:style style:name="P165" style:family="paragraph" style:parent-style-name="Standard" style:list-style-name="L9">
      <style:text-properties fo:color="#ff8000" fo:font-size="11pt" officeooo:rsid="00521662" officeooo:paragraph-rsid="00521662" fo:background-color="transparent" style:font-size-asian="11pt" style:font-size-complex="11pt"/>
    </style:style>
    <style:style style:name="P166" style:family="paragraph" style:parent-style-name="Standard" style:list-style-name="L12">
      <style:text-properties fo:color="#ff8000" fo:font-size="10pt" officeooo:rsid="005d95dd" officeooo:paragraph-rsid="005d95dd" style:font-size-asian="10pt" style:font-size-complex="10pt"/>
    </style:style>
    <style:style style:name="P167" style:family="paragraph" style:parent-style-name="Standard" style:list-style-name="L9">
      <style:text-properties fo:color="#800080" fo:font-size="11pt" officeooo:rsid="0053b0b7" officeooo:paragraph-rsid="0053b0b7" style:font-size-asian="11pt" style:font-size-complex="11pt"/>
    </style:style>
    <style:style style:name="P168" style:family="paragraph" style:parent-style-name="Standard" style:list-style-name="L13">
      <style:text-properties officeooo:paragraph-rsid="00d0c278"/>
    </style:style>
    <style:style style:name="P169" style:family="paragraph" style:parent-style-name="Standard">
      <style:text-properties style:font-name="Liberation Serif" fo:font-size="10pt" officeooo:rsid="008e5613" officeooo:paragraph-rsid="00a9a384" style:font-size-asian="10pt" style:font-size-complex="10pt"/>
    </style:style>
    <style:style style:name="P170" style:family="paragraph" style:parent-style-name="Standard">
      <style:text-properties fo:font-size="10.5pt" style:font-size-asian="10.5pt" style:font-size-complex="10.5pt"/>
    </style:style>
    <style:style style:name="P171" style:family="paragraph" style:parent-style-name="Standard" style:list-style-name="L14">
      <style:text-properties fo:font-size="10.5pt" officeooo:paragraph-rsid="00d993f6" style:font-size-asian="10.5pt" style:font-size-complex="10.5pt"/>
    </style:style>
    <style:style style:name="P172" style:family="paragraph" style:parent-style-name="Standard">
      <style:text-properties fo:font-size="10.5pt" officeooo:rsid="00dd3ed6" officeooo:paragraph-rsid="00dd3ed6" style:font-size-asian="10.5pt" style:font-size-complex="10.5pt"/>
    </style:style>
    <style:style style:name="P173" style:family="paragraph" style:parent-style-name="Standard" style:list-style-name="L13">
      <style:text-properties officeooo:rsid="00dd3ed6" officeooo:paragraph-rsid="00dd3ed6"/>
    </style:style>
    <style:style style:name="P174" style:family="paragraph" style:parent-style-name="Standard">
      <style:paragraph-properties fo:break-before="page"/>
      <style:text-properties fo:font-size="10.5pt" officeooo:paragraph-rsid="000be712" style:font-size-asian="10.5pt" style:font-size-complex="10.5pt"/>
    </style:style>
    <style:style style:name="P175" style:family="paragraph" style:parent-style-name="Text_20_body" style:list-style-name="L1">
      <style:text-properties style:font-name="Liberation Serif" fo:font-size="12pt" officeooo:rsid="00a3355f" officeooo:paragraph-rsid="00a3355f" style:font-size-asian="12pt" style:font-size-complex="12pt"/>
    </style:style>
    <style:style style:name="P176" style:family="paragraph" style:parent-style-name="Text_20_body" style:list-style-name="L1">
      <style:text-properties style:font-name="Liberation Serif" fo:font-size="12pt" officeooo:rsid="00a41cca" officeooo:paragraph-rsid="00a41cca" style:font-size-asian="12pt" style:font-size-complex="12pt"/>
    </style:style>
    <style:style style:name="P177" style:family="paragraph" style:parent-style-name="Text_20_body">
      <style:text-properties style:font-name="Liberation Serif" fo:font-size="10pt" officeooo:rsid="00a3355f" officeooo:paragraph-rsid="00a3355f" style:font-size-asian="10pt" style:font-size-complex="10pt"/>
    </style:style>
    <style:style style:name="P178" style:family="paragraph" style:parent-style-name="Text_20_body" style:list-style-name="L1">
      <style:text-properties style:font-name="Liberation Serif" fo:font-size="10pt" officeooo:rsid="00d5ac1d" officeooo:paragraph-rsid="00d5ac1d" style:font-size-asian="10pt" style:font-size-complex="10pt"/>
    </style:style>
    <style:style style:name="P179" style:family="paragraph" style:parent-style-name="Text_20_body" style:list-style-name="L1">
      <style:text-properties style:font-name="Liberation Serif" fo:font-size="10pt" officeooo:rsid="00a66f2e" officeooo:paragraph-rsid="00a66f2e" style:font-size-asian="10pt" style:font-size-complex="10pt"/>
    </style:style>
    <style:style style:name="P180" style:family="paragraph" style:parent-style-name="Text_20_body" style:list-style-name="L2">
      <style:text-properties fo:font-size="10pt" officeooo:rsid="007c67cd" officeooo:paragraph-rsid="007c67cd" style:font-size-asian="10pt" style:font-size-complex="10pt"/>
    </style:style>
    <style:style style:name="P181" style:family="paragraph" style:parent-style-name="Text_20_body" style:list-style-name="L2">
      <style:text-properties fo:font-size="10pt" officeooo:rsid="00b0ff99" officeooo:paragraph-rsid="00b0ff99" style:font-size-asian="10pt" style:font-size-complex="10pt"/>
    </style:style>
    <style:style style:name="P182" style:family="paragraph" style:parent-style-name="Text_20_body" style:list-style-name="L2">
      <style:text-properties fo:font-size="10pt" officeooo:rsid="0082ddac" officeooo:paragraph-rsid="0082ddac" style:font-size-asian="10pt" style:font-size-complex="10pt"/>
    </style:style>
    <style:style style:name="P183" style:family="paragraph" style:parent-style-name="Text_20_body" style:list-style-name="L2">
      <style:text-properties fo:font-size="10pt" officeooo:rsid="0078dced" officeooo:paragraph-rsid="007a6bc5" style:font-size-asian="10pt" style:font-size-complex="10pt"/>
    </style:style>
    <style:style style:name="P184" style:family="paragraph" style:parent-style-name="Text_20_body" style:list-style-name="L3">
      <style:text-properties fo:font-size="10pt" officeooo:rsid="0078dced" officeooo:paragraph-rsid="0078dced" style:font-size-asian="10pt" style:font-size-complex="10pt"/>
    </style:style>
    <style:style style:name="P185" style:family="paragraph" style:parent-style-name="Text_20_body" style:list-style-name="L4">
      <style:text-properties fo:font-size="10pt" officeooo:rsid="0078dced" officeooo:paragraph-rsid="0078dced" style:font-size-asian="10pt" style:font-size-complex="10pt"/>
    </style:style>
    <style:style style:name="P186" style:family="paragraph" style:parent-style-name="Text_20_body" style:list-style-name="L3">
      <style:text-properties fo:font-size="10pt" officeooo:rsid="0087f937" officeooo:paragraph-rsid="0087f937" style:font-size-asian="10pt" style:font-size-complex="10pt"/>
    </style:style>
    <style:style style:name="P187" style:family="paragraph" style:parent-style-name="Text_20_body" style:list-style-name="L3">
      <style:text-properties fo:font-size="10pt" officeooo:rsid="00c69418" officeooo:paragraph-rsid="00c69418" style:font-size-asian="10pt" style:font-size-complex="10pt"/>
    </style:style>
    <style:style style:name="P188" style:family="paragraph" style:parent-style-name="Text_20_body" style:list-style-name="L4">
      <style:text-properties fo:font-size="10pt" officeooo:rsid="00c69418" officeooo:paragraph-rsid="00c69418" style:font-size-asian="10pt" style:font-size-complex="10pt"/>
    </style:style>
    <style:style style:name="P189" style:family="paragraph" style:parent-style-name="Text_20_body" style:list-style-name="L3">
      <style:text-properties fo:font-size="10pt" officeooo:rsid="009b8501" officeooo:paragraph-rsid="009b8501" style:font-size-asian="10pt" style:font-size-complex="10pt"/>
    </style:style>
    <style:style style:name="P190" style:family="paragraph" style:parent-style-name="Text_20_body" style:list-style-name="L4">
      <style:text-properties fo:font-size="10pt" officeooo:rsid="009b8501" officeooo:paragraph-rsid="009b8501" style:font-size-asian="10pt" style:font-size-complex="10pt"/>
    </style:style>
    <style:style style:name="P191" style:family="paragraph" style:parent-style-name="Text_20_body" style:list-style-name="L4">
      <style:text-properties fo:font-size="10pt" officeooo:rsid="007a6bc5" officeooo:paragraph-rsid="0078dced" style:font-size-asian="10pt" style:font-size-complex="10pt"/>
    </style:style>
    <style:style style:name="T1" style:family="text">
      <style:text-properties officeooo:rsid="000be712"/>
    </style:style>
    <style:style style:name="T2" style:family="text">
      <style:text-properties fo:color="#ff8000"/>
    </style:style>
    <style:style style:name="T3" style:family="text">
      <style:text-properties fo:color="#ff8000" officeooo:rsid="00512cf0"/>
    </style:style>
    <style:style style:name="T4" style:family="text">
      <style:text-properties fo:color="#ff8000" officeooo:rsid="00c0a712"/>
    </style:style>
    <style:style style:name="T5" style:family="text">
      <style:text-properties fo:color="#999999" officeooo:rsid="000be712"/>
    </style:style>
    <style:style style:name="T6" style:family="text">
      <style:text-properties style:use-window-font-color="true"/>
    </style:style>
    <style:style style:name="T7" style:family="text">
      <style:text-properties style:use-window-font-color="true" officeooo:rsid="000eca7f"/>
    </style:style>
    <style:style style:name="T8" style:family="text">
      <style:text-properties style:use-window-font-color="true" fo:font-size="11pt" style:font-size-asian="11pt" style:font-size-complex="11pt"/>
    </style:style>
    <style:style style:name="T9" style:family="text">
      <style:text-properties style:use-window-font-color="true" fo:font-size="11pt" officeooo:rsid="002f484e" style:font-size-asian="11pt" style:font-size-complex="11pt"/>
    </style:style>
    <style:style style:name="T10" style:family="text">
      <style:text-properties style:use-window-font-color="true" fo:font-size="11pt" officeooo:rsid="003176c7" style:font-size-asian="11pt" style:font-size-complex="11pt"/>
    </style:style>
    <style:style style:name="T11" style:family="text">
      <style:text-properties style:use-window-font-color="true" fo:font-size="11pt" officeooo:rsid="004e2d53" style:font-size-asian="11pt" style:font-size-complex="11pt"/>
    </style:style>
    <style:style style:name="T12" style:family="text">
      <style:text-properties style:use-window-font-color="true" fo:font-size="11pt" officeooo:rsid="00721e3a" style:font-size-asian="11pt" style:font-size-complex="11pt"/>
    </style:style>
    <style:style style:name="T13" style:family="text">
      <style:text-properties style:use-window-font-color="true" fo:font-size="11pt" officeooo:rsid="0077914d" style:font-size-asian="11pt" style:font-size-complex="11pt"/>
    </style:style>
    <style:style style:name="T14" style:family="text">
      <style:text-properties style:use-window-font-color="true" fo:font-size="11pt" officeooo:rsid="00cc4f56" style:font-size-asian="11pt" style:font-size-complex="11pt"/>
    </style:style>
    <style:style style:name="T15" style:family="text">
      <style:text-properties style:use-window-font-color="true" fo:font-size="11pt" officeooo:rsid="00cc6bab" style:font-size-asian="11pt" style:font-size-complex="11pt"/>
    </style:style>
    <style:style style:name="T16" style:family="text">
      <style:text-properties style:use-window-font-color="true" officeooo:rsid="00512cf0"/>
    </style:style>
    <style:style style:name="T17" style:family="text">
      <style:text-properties style:use-window-font-color="true" officeooo:rsid="00607cf2"/>
    </style:style>
    <style:style style:name="T18" style:family="text">
      <style:text-properties style:use-window-font-color="true" officeooo:rsid="00612a68"/>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bold" officeooo:rsid="00cefc4e" style:font-weight-asian="bold" style:font-weight-complex="bold"/>
    </style:style>
    <style:style style:name="T21" style:family="text">
      <style:text-properties style:use-window-font-color="true" fo:font-weight="bold" officeooo:rsid="00d38056" style:font-weight-asian="bold" style:font-weight-complex="bold"/>
    </style:style>
    <style:style style:name="T22" style:family="text">
      <style:text-properties style:use-window-font-color="true" fo:font-weight="bold" officeooo:rsid="00602bad" fo:background-color="transparent" loext:char-shading-value="0" style:font-weight-asian="bold" style:font-weight-complex="bold"/>
    </style:style>
    <style:style style:name="T23" style:family="text">
      <style:text-properties style:use-window-font-color="true" fo:background-color="transparent" loext:char-shading-value="0"/>
    </style:style>
    <style:style style:name="T24" style:family="text">
      <style:text-properties style:use-window-font-color="true" officeooo:rsid="00602bad" fo:background-color="transparent" loext:char-shading-value="0"/>
    </style:style>
    <style:style style:name="T25" style:family="text">
      <style:text-properties style:use-window-font-color="true" officeooo:rsid="00629591" fo:background-color="transparent" loext:char-shading-value="0"/>
    </style:style>
    <style:style style:name="T26" style:family="text">
      <style:text-properties style:use-window-font-color="true" officeooo:rsid="006a5e07" fo:background-color="transparent" loext:char-shading-value="0"/>
    </style:style>
    <style:style style:name="T27" style:family="text">
      <style:text-properties style:use-window-font-color="true" officeooo:rsid="00c41cb3" fo:background-color="transparent" loext:char-shading-value="0"/>
    </style:style>
    <style:style style:name="T28" style:family="text">
      <style:text-properties style:use-window-font-color="true" officeooo:rsid="00ba636c"/>
    </style:style>
    <style:style style:name="T29" style:family="text">
      <style:text-properties style:use-window-font-color="true" officeooo:rsid="00c59f9f"/>
    </style:style>
    <style:style style:name="T30" style:family="text">
      <style:text-properties style:use-window-font-color="true" officeooo:rsid="00c60a4d"/>
    </style:style>
    <style:style style:name="T31" style:family="text">
      <style:text-properties style:use-window-font-color="true" officeooo:rsid="00cefc4e"/>
    </style:style>
    <style:style style:name="T32" style:family="text">
      <style:text-properties style:use-window-font-color="true" officeooo:rsid="00d0c278"/>
    </style:style>
    <style:style style:name="T33" style:family="text">
      <style:text-properties style:use-window-font-color="true" fo:font-size="10pt" style:font-size-asian="10pt" style:font-size-complex="10pt"/>
    </style:style>
    <style:style style:name="T34" style:family="text">
      <style:text-properties style:use-window-font-color="true" fo:font-size="10pt" officeooo:rsid="00d0c278" style:font-size-asian="10pt" style:font-size-complex="10pt"/>
    </style:style>
    <style:style style:name="T35" style:family="text">
      <style:text-properties style:use-window-font-color="true" fo:font-size="10pt" officeooo:rsid="00cefc4e" style:font-size-asian="10pt" style:font-size-complex="10pt"/>
    </style:style>
    <style:style style:name="T36" style:family="text">
      <style:text-properties style:use-window-font-color="true" fo:font-size="10pt" officeooo:rsid="00d1e7e2" style:font-size-asian="10pt" style:font-size-complex="10pt"/>
    </style:style>
    <style:style style:name="T37" style:family="text">
      <style:text-properties style:use-window-font-color="true" fo:font-size="10pt" officeooo:rsid="00d38056" style:font-size-asian="10pt" style:font-size-complex="10pt"/>
    </style:style>
    <style:style style:name="T38" style:family="text">
      <style:text-properties style:use-window-font-color="true" fo:font-size="10pt" fo:font-weight="bold" style:font-size-asian="10pt" style:font-weight-asian="bold" style:font-size-complex="10pt" style:font-weight-complex="bold"/>
    </style:style>
    <style:style style:name="T39" style:family="text">
      <style:text-properties style:use-window-font-color="true" fo:font-size="10pt" fo:font-weight="bold" officeooo:rsid="00cefc4e" style:font-size-asian="10pt" style:font-weight-asian="bold" style:font-size-complex="10pt" style:font-weight-complex="bold"/>
    </style:style>
    <style:style style:name="T40" style:family="text">
      <style:text-properties style:use-window-font-color="true" officeooo:rsid="00d38056"/>
    </style:style>
    <style:style style:name="T41" style:family="text">
      <style:text-properties fo:color="#55308d"/>
    </style:style>
    <style:style style:name="T42" style:family="text">
      <style:text-properties fo:color="#ff0000"/>
    </style:style>
    <style:style style:name="T43" style:family="text">
      <style:text-properties fo:color="#ff0000" officeooo:rsid="0017d9fb"/>
    </style:style>
    <style:style style:name="T44" style:family="text">
      <style:text-properties fo:color="#ff0000" fo:font-size="11pt" style:font-size-asian="11pt" style:font-size-complex="11pt"/>
    </style:style>
    <style:style style:name="T45" style:family="text">
      <style:text-properties fo:color="#ff0000" fo:font-size="11pt" officeooo:rsid="003176c7" style:font-size-asian="11pt" style:font-size-complex="11pt"/>
    </style:style>
    <style:style style:name="T46" style:family="text">
      <style:text-properties fo:color="#ff0000" fo:font-size="15pt" fo:font-weight="bold" style:font-size-asian="15pt" style:font-weight-asian="bold" style:font-size-complex="15pt" style:font-weight-complex="bold"/>
    </style:style>
    <style:style style:name="T47" style:family="text">
      <style:text-properties officeooo:rsid="000e76c1"/>
    </style:style>
    <style:style style:name="T48" style:family="text">
      <style:text-properties officeooo:rsid="000eca7f"/>
    </style:style>
    <style:style style:name="T49" style:family="text">
      <style:text-properties fo:color="#2a6099"/>
    </style:style>
    <style:style style:name="T50" style:family="text">
      <style:text-properties fo:color="#2a6099" officeooo:rsid="00512cf0"/>
    </style:style>
    <style:style style:name="T51" style:family="text">
      <style:text-properties fo:color="#2a6099" officeooo:rsid="00b9b0e9"/>
    </style:style>
    <style:style style:name="T52" style:family="text">
      <style:text-properties fo:color="#00a933"/>
    </style:style>
    <style:style style:name="T53" style:family="text">
      <style:text-properties fo:color="#00a933" officeooo:rsid="001168da"/>
    </style:style>
    <style:style style:name="T54" style:family="text">
      <style:text-properties fo:color="#00a933" officeooo:rsid="00512cf0"/>
    </style:style>
    <style:style style:name="T55" style:family="text">
      <style:text-properties officeooo:rsid="00103fd7"/>
    </style:style>
    <style:style style:name="T56" style:family="text">
      <style:text-properties officeooo:rsid="00108d46"/>
    </style:style>
    <style:style style:name="T57" style:family="text">
      <style:text-properties officeooo:rsid="001720b9"/>
    </style:style>
    <style:style style:name="T58" style:family="text">
      <style:text-properties officeooo:rsid="0017d9fb"/>
    </style:style>
    <style:style style:name="T59" style:family="text">
      <style:text-properties officeooo:rsid="001af4a0"/>
    </style:style>
    <style:style style:name="T60" style:family="text">
      <style:text-properties officeooo:rsid="001bc82c"/>
    </style:style>
    <style:style style:name="T61" style:family="text">
      <style:text-properties officeooo:rsid="001cb585"/>
    </style:style>
    <style:style style:name="T62" style:family="text">
      <style:text-properties officeooo:rsid="001d99ad"/>
    </style:style>
    <style:style style:name="T63" style:family="text">
      <style:text-properties officeooo:rsid="001feb83"/>
    </style:style>
    <style:style style:name="T64" style:family="text">
      <style:text-properties officeooo:rsid="0023bcc7"/>
    </style:style>
    <style:style style:name="T65" style:family="text">
      <style:text-properties officeooo:rsid="0028504e"/>
    </style:style>
    <style:style style:name="T66" style:family="text">
      <style:text-properties fo:font-size="11pt" style:font-size-asian="11pt" style:font-size-complex="11pt"/>
    </style:style>
    <style:style style:name="T67" style:family="text">
      <style:text-properties fo:font-size="11pt" officeooo:rsid="0021c48b" style:font-size-asian="11pt" style:font-size-complex="11pt"/>
    </style:style>
    <style:style style:name="T68" style:family="text">
      <style:text-properties officeooo:rsid="0035918d"/>
    </style:style>
    <style:style style:name="T69" style:family="text">
      <style:text-properties fo:color="#000000"/>
    </style:style>
    <style:style style:name="T70" style:family="text">
      <style:text-properties fo:color="#000000" fo:font-size="15pt" fo:font-weight="bold" style:font-size-asian="15pt" style:font-weight-asian="bold" style:font-size-complex="15pt" style:font-weight-complex="bold"/>
    </style:style>
    <style:style style:name="T71" style:family="text">
      <style:text-properties fo:color="#000000" officeooo:rsid="000be712"/>
    </style:style>
    <style:style style:name="T72" style:family="text">
      <style:text-properties fo:color="#000000" officeooo:rsid="00d993f6"/>
    </style:style>
    <style:style style:name="T73" style:family="text">
      <style:text-properties officeooo:rsid="0038f7ea"/>
    </style:style>
    <style:style style:name="T74" style:family="text">
      <style:text-properties officeooo:rsid="003cb61f"/>
    </style:style>
    <style:style style:name="T75" style:family="text">
      <style:text-properties officeooo:rsid="003d7774"/>
    </style:style>
    <style:style style:name="T76" style:family="text">
      <style:text-properties fo:color="#c9211e"/>
    </style:style>
    <style:style style:name="T77" style:family="text">
      <style:text-properties fo:color="#c9211e" officeooo:rsid="003d7774"/>
    </style:style>
    <style:style style:name="T78" style:family="text">
      <style:text-properties fo:color="#c9211e" fo:font-size="15pt" fo:font-weight="bold" style:font-size-asian="15pt" style:font-weight-asian="bold" style:font-size-complex="15pt" style:font-weight-complex="bold"/>
    </style:style>
    <style:style style:name="T79" style:family="text">
      <style:text-properties fo:color="#c9211e" officeooo:rsid="00512cf0"/>
    </style:style>
    <style:style style:name="T80" style:family="text">
      <style:text-properties fo:color="#c9211e" fo:font-weight="bold" style:font-weight-asian="bold" style:font-weight-complex="bold"/>
    </style:style>
    <style:style style:name="T81" style:family="text">
      <style:text-properties fo:color="#c9211e" fo:font-weight="bold" officeooo:rsid="00aeb5f1" style:font-weight-asian="bold" style:font-weight-complex="bold"/>
    </style:style>
    <style:style style:name="T82" style:family="text">
      <style:text-properties fo:color="#c9211e" fo:font-weight="bold" officeooo:rsid="009a866a" style:font-weight-asian="bold" style:font-weight-complex="bold"/>
    </style:style>
    <style:style style:name="T83" style:family="text">
      <style:text-properties fo:color="#c9211e" fo:font-weight="normal" style:font-weight-asian="normal" style:font-weight-complex="normal"/>
    </style:style>
    <style:style style:name="T84" style:family="text">
      <style:text-properties fo:color="#c9211e" fo:font-weight="normal" officeooo:rsid="009a866a" style:font-weight-asian="normal" style:font-weight-complex="normal"/>
    </style:style>
    <style:style style:name="T85" style:family="text">
      <style:text-properties officeooo:rsid="0043ec94"/>
    </style:style>
    <style:style style:name="T86" style:family="text">
      <style:text-properties officeooo:rsid="0044b782"/>
    </style:style>
    <style:style style:name="T87" style:family="text">
      <style:text-properties officeooo:rsid="00487a34"/>
    </style:style>
    <style:style style:name="T88" style:family="text">
      <style:text-properties officeooo:rsid="004a45d9"/>
    </style:style>
    <style:style style:name="T89" style:family="text">
      <style:text-properties officeooo:rsid="004aef15"/>
    </style:style>
    <style:style style:name="T90" style:family="text">
      <style:text-properties fo:font-weight="bold" style:font-weight-asian="bold" style:font-weight-complex="bold"/>
    </style:style>
    <style:style style:name="T91" style:family="text">
      <style:text-properties fo:font-weight="bold" officeooo:rsid="0053b0b7" style:font-weight-asian="bold" style:font-weight-complex="bold"/>
    </style:style>
    <style:style style:name="T92" style:family="text">
      <style:text-properties fo:font-weight="bold" officeooo:rsid="00608d64" style:font-weight-asian="bold" style:font-weight-complex="bold"/>
    </style:style>
    <style:style style:name="T93" style:family="text">
      <style:text-properties fo:font-weight="bold" officeooo:rsid="007e4cba" style:font-weight-asian="bold" style:font-weight-complex="bold"/>
    </style:style>
    <style:style style:name="T94" style:family="text">
      <style:text-properties fo:font-weight="bold" officeooo:rsid="0083ab56" style:font-weight-asian="bold" style:font-weight-complex="bold"/>
    </style:style>
    <style:style style:name="T95" style:family="text">
      <style:text-properties fo:font-weight="bold" officeooo:rsid="009a866a" style:font-weight-asian="bold" style:font-weight-complex="bold"/>
    </style:style>
    <style:style style:name="T96" style:family="text">
      <style:text-properties fo:font-weight="bold" officeooo:rsid="00aeb5f1" style:font-weight-asian="bold" style:font-weight-complex="bold"/>
    </style:style>
    <style:style style:name="T97" style:family="text">
      <style:text-properties fo:font-weight="bold" officeooo:rsid="00bbcfe3" style:font-weight-asian="bold" style:font-weight-complex="bold"/>
    </style:style>
    <style:style style:name="T98" style:family="text">
      <style:text-properties officeooo:rsid="004c88e0"/>
    </style:style>
    <style:style style:name="T99" style:family="text">
      <style:text-properties fo:font-size="15pt" fo:font-weight="bold" style:font-size-asian="15pt" style:font-weight-asian="bold" style:font-size-complex="15pt" style:font-weight-complex="bold"/>
    </style:style>
    <style:style style:name="T100" style:family="text">
      <style:text-properties fo:font-size="15pt" style:font-size-asian="15pt" style:font-size-complex="15pt"/>
    </style:style>
    <style:style style:name="T101" style:family="text">
      <style:text-properties officeooo:rsid="004e86ef"/>
    </style:style>
    <style:style style:name="T102" style:family="text">
      <style:text-properties officeooo:rsid="00521662"/>
    </style:style>
    <style:style style:name="T103" style:family="text">
      <style:text-properties fo:color="#800080" officeooo:rsid="00512cf0"/>
    </style:style>
    <style:style style:name="T104" style:family="text">
      <style:text-properties fo:font-weight="normal" style:font-weight-asian="normal" style:font-weight-complex="normal"/>
    </style:style>
    <style:style style:name="T105" style:family="text">
      <style:text-properties fo:font-weight="normal" officeooo:rsid="00521662" style:font-weight-asian="normal" style:font-weight-complex="normal"/>
    </style:style>
    <style:style style:name="T106" style:family="text">
      <style:text-properties fo:font-weight="normal" officeooo:rsid="0083ab56" style:font-weight-asian="normal" style:font-weight-complex="normal"/>
    </style:style>
    <style:style style:name="T107" style:family="text">
      <style:text-properties fo:font-weight="normal" officeooo:rsid="009a866a" style:font-weight-asian="normal" style:font-weight-complex="normal"/>
    </style:style>
    <style:style style:name="T108" style:family="text">
      <style:text-properties fo:font-weight="normal" officeooo:rsid="00a243ac" style:font-weight-asian="normal" style:font-weight-complex="normal"/>
    </style:style>
    <style:style style:name="T109" style:family="text">
      <style:text-properties fo:font-weight="normal" officeooo:rsid="00acf179" style:font-weight-asian="normal" style:font-weight-complex="normal"/>
    </style:style>
    <style:style style:name="T110" style:family="text">
      <style:text-properties officeooo:rsid="0053b0b7"/>
    </style:style>
    <style:style style:name="T111" style:family="text">
      <style:text-properties fo:font-style="italic" style:font-style-asian="italic" style:font-style-complex="italic"/>
    </style:style>
    <style:style style:name="T112" style:family="text">
      <style:text-properties officeooo:rsid="00593e3b"/>
    </style:style>
    <style:style style:name="T113" style:family="text">
      <style:text-properties officeooo:rsid="005d631f"/>
    </style:style>
    <style:style style:name="T114" style:family="text">
      <style:text-properties officeooo:rsid="005d95dd"/>
    </style:style>
    <style:style style:name="T115" style:family="text">
      <style:text-properties officeooo:rsid="005e53f2"/>
    </style:style>
    <style:style style:name="T116" style:family="text">
      <style:text-properties officeooo:rsid="00602bad"/>
    </style:style>
    <style:style style:name="T117" style:family="text">
      <style:text-properties officeooo:rsid="00608d64"/>
    </style:style>
    <style:style style:name="T118" style:family="text">
      <style:text-properties officeooo:rsid="0066b74e"/>
    </style:style>
    <style:style style:name="T119" style:family="text">
      <style:text-properties officeooo:rsid="00684cf2"/>
    </style:style>
    <style:style style:name="T120" style:family="text">
      <style:text-properties officeooo:rsid="006d2fd6"/>
    </style:style>
    <style:style style:name="T121" style:family="text">
      <style:text-properties officeooo:rsid="006fb40b"/>
    </style:style>
    <style:style style:name="T122" style:family="text">
      <style:text-properties officeooo:rsid="00721e3a"/>
    </style:style>
    <style:style style:name="T123" style:family="text">
      <style:text-properties officeooo:rsid="0075a88b"/>
    </style:style>
    <style:style style:name="T124" style:family="text">
      <style:text-properties officeooo:rsid="0077914d"/>
    </style:style>
    <style:style style:name="T125" style:family="text">
      <style:text-properties officeooo:rsid="007e4cba"/>
    </style:style>
    <style:style style:name="T126" style:family="text">
      <style:text-properties officeooo:rsid="0081d082"/>
    </style:style>
    <style:style style:name="T127" style:family="text">
      <style:text-properties officeooo:rsid="0083ab56"/>
    </style:style>
    <style:style style:name="T128" style:family="text">
      <style:text-properties officeooo:rsid="008526f2"/>
    </style:style>
    <style:style style:name="T129" style:family="text">
      <style:text-properties officeooo:rsid="0086562f"/>
    </style:style>
    <style:style style:name="T130" style:family="text">
      <style:text-properties officeooo:rsid="008aff99"/>
    </style:style>
    <style:style style:name="T131" style:family="text">
      <style:text-properties officeooo:rsid="008ebff9"/>
    </style:style>
    <style:style style:name="T132" style:family="text">
      <style:text-properties officeooo:rsid="00906e1e"/>
    </style:style>
    <style:style style:name="T133" style:family="text">
      <style:text-properties officeooo:rsid="0093a086"/>
    </style:style>
    <style:style style:name="T134" style:family="text">
      <style:text-properties officeooo:rsid="009515be"/>
    </style:style>
    <style:style style:name="T135" style:family="text">
      <style:text-properties officeooo:rsid="0097f583"/>
    </style:style>
    <style:style style:name="T136" style:family="text">
      <style:text-properties officeooo:rsid="009b5180"/>
    </style:style>
    <style:style style:name="T137" style:family="text">
      <style:text-properties officeooo:rsid="009d4a97"/>
    </style:style>
    <style:style style:name="T138" style:family="text">
      <style:text-properties officeooo:rsid="00a243ac"/>
    </style:style>
    <style:style style:name="T139" style:family="text">
      <style:text-properties fo:font-size="12pt" style:font-size-asian="12pt" style:font-size-complex="12pt"/>
    </style:style>
    <style:style style:name="T140" style:family="text">
      <style:text-properties style:font-name="Liberation Serif"/>
    </style:style>
    <style:style style:name="T141" style:family="text">
      <style:text-properties style:font-name="Liberation Serif" fo:font-size="12pt" style:font-size-asian="12pt" style:font-size-complex="12pt"/>
    </style:style>
    <style:style style:name="T142" style:family="text">
      <style:text-properties style:font-name="Liberation Serif" fo:font-size="12pt" officeooo:rsid="008393f0" style:font-size-asian="12pt" style:font-size-complex="12pt"/>
    </style:style>
    <style:style style:name="T143" style:family="text">
      <style:text-properties style:font-name="Liberation Serif" fo:font-size="12pt" officeooo:rsid="008c4b6e" style:font-size-asian="12pt" style:font-size-complex="12pt"/>
    </style:style>
    <style:style style:name="T144" style:family="text">
      <style:text-properties style:font-name="Liberation Serif" officeooo:rsid="00b4aeed"/>
    </style:style>
    <style:style style:name="T145" style:family="text">
      <style:text-properties officeooo:rsid="00a94416"/>
    </style:style>
    <style:style style:name="T146" style:family="text">
      <style:text-properties officeooo:rsid="00aeb5f1"/>
    </style:style>
    <style:style style:name="T147" style:family="text">
      <style:text-properties officeooo:rsid="00b0ff99"/>
    </style:style>
    <style:style style:name="T148" style:family="text">
      <style:text-properties officeooo:rsid="00b7c6e9"/>
    </style:style>
    <style:style style:name="T149" style:family="text">
      <style:text-properties officeooo:rsid="00b9b0e9"/>
    </style:style>
    <style:style style:name="T150" style:family="text">
      <style:text-properties officeooo:rsid="00bbcfe3"/>
    </style:style>
    <style:style style:name="T151" style:family="text">
      <style:text-properties officeooo:rsid="00bc3541"/>
    </style:style>
    <style:style style:name="T152" style:family="text">
      <style:text-properties officeooo:rsid="00be201d"/>
    </style:style>
    <style:style style:name="T153" style:family="text">
      <style:text-properties officeooo:rsid="00bfa8ea"/>
    </style:style>
    <style:style style:name="T154" style:family="text">
      <style:text-properties officeooo:rsid="00c09a63"/>
    </style:style>
    <style:style style:name="T155" style:family="text">
      <style:text-properties officeooo:rsid="00c0a712"/>
    </style:style>
    <style:style style:name="T156" style:family="text">
      <style:text-properties officeooo:rsid="00c0b040"/>
    </style:style>
    <style:style style:name="T157" style:family="text">
      <style:text-properties officeooo:rsid="00c23772"/>
    </style:style>
    <style:style style:name="T158" style:family="text">
      <style:text-properties officeooo:rsid="00c69418"/>
    </style:style>
    <style:style style:name="T159" style:family="text">
      <style:text-properties fo:font-size="10pt" style:font-size-asian="10pt" style:font-size-complex="10pt"/>
    </style:style>
    <style:style style:name="T160" style:family="text">
      <style:text-properties fo:font-size="10pt" fo:font-weight="bold" style:font-size-asian="10pt" style:font-weight-asian="bold" style:font-size-complex="10pt" style:font-weight-complex="bold"/>
    </style:style>
    <style:style style:name="T161" style:family="text">
      <style:text-properties officeooo:rsid="00d3bac9"/>
    </style:style>
    <style:style style:name="T162" style:family="text">
      <style:text-properties fo:font-size="14pt" officeooo:rsid="00d50a11" style:font-size-asian="14pt" style:font-size-complex="14pt"/>
    </style:style>
    <style:style style:name="T163" style:family="text">
      <style:text-properties fo:font-size="14pt" officeooo:rsid="000e76c1" style:font-size-asian="14pt" style:font-size-complex="14pt"/>
    </style:style>
    <style:style style:name="T164" style:family="text">
      <style:text-properties fo:font-size="14pt" officeooo:rsid="0043ec94" style:font-size-asian="14pt" style:font-size-complex="14pt"/>
    </style:style>
    <style:style style:name="T165" style:family="text">
      <style:text-properties fo:color="#808080"/>
    </style:style>
    <style:style style:name="T166" style:family="text">
      <style:text-properties fo:color="#808080" officeooo:rsid="00d993f6"/>
    </style:style>
    <style:style style:name="T167" style:family="text">
      <style:text-properties officeooo:rsid="00dd3ed6"/>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423cm" svg:y="0.106cm" svg:width="1.058cm" svg:height="1.058cm" draw:z-index="0">
        <draw:image xlink:href="https://cdn.discordapp.com/avatars/199155162462420993/fa9569442fdfd6e365d10850c066e381.webp?size=128" xlink:type="simple" xlink:show="embed" xlink:actuate="onLoad"/>
        <svg:title> </svg:title>
      </draw:frame>
      <text:p text:style-name="P103">Documentation de JDR-Bot</text:p>
      <text:h text:style-name="Heading_20_1" text:outline-level="1"><text:span text:style-name="Strong_20_Emphasis"><text:span text:style-name="T139">Présentation de JDR-Bot :</text:span></text:span><text:span text:style-name="T139"> </text:span></text:h>
      <text:p text:style-name="P84"/>
      <text:p text:style-name="P85"><text:tab/><text:span text:style-name="T140">JDR-Bot vous permet de jouer à différents jeux (ou scénarios), de type Jeux de rôle, Histoires dont vous êtes le héros </text:span><text:span text:style-name="T144">(ou AVH)</text:span><text:span text:style-name="T140">, Escape Game, JDR textuel (façon Colossal Cave). </text:span></text:p>
      <text:p text:style-name="P86">Il permet aussi de jouer à des jeux très différents, comme des combats au tour à tour, des casinos, etc. <text:span text:style-name="T126">Il permet de lancer des pièces ou des dés.</text:span></text:p>
      <text:p text:style-name="P86"/>
      <text:p text:style-name="P76"><text:span text:style-name="T142">Pour tester ou plus d’information, rejoignez-nous sur discord : </text:span><text:a xlink:type="simple" xlink:href="https://discord.gg/Z63DtVV" text:style-name="Internet_20_link" text:visited-style-name="Visited_20_Internet_20_Link"><text:span text:style-name="T142">https://discord.gg/Z63DtVV</text:span></text:a></text:p>
      <text:p text:style-name="P88">Vos retours (avis, bugs, suggestions) seront lus avec une grande attention.</text:p>
      <text:p text:style-name="P94">Vous pouvez aussi aller voir le github du bot : <text:a xlink:type="simple" xlink:href="https://github.com/Cyril-Fiesta/jdr-bot" text:style-name="Internet_20_link" text:visited-style-name="Visited_20_Internet_20_Link">https://github.com/Cyril-Fiesta/jdr-bot</text:a> </text:p>
      <text:p text:style-name="P89"/>
      <text:p text:style-name="P77"><text:span text:style-name="T141">Les scénarios de bases, les images et les sons utilisés sont hébergés sur : </text:span><text:a xlink:type="simple" xlink:href="http://cyril-fiesta.fr/jdr-bot/scenarios/" text:style-name="Internet_20_link" text:visited-style-name="Visited_20_Internet_20_Link"><text:span text:style-name="T141">http://cyril-fiesta.fr/jdr-bot/scenarios/</text:span></text:a></text:p>
      <text:p text:style-name="P90">Cependant, il vous est possible de changer l’url (via la commande <text:span text:style-name="T90">j!lien_url</text:span>) si vous désirez jouer avec vos propres scénario<text:span text:style-name="T131">s</text:span>.</text:p>
      <text:p text:style-name="P90"/>
      <text:p text:style-name="P83"><text:span text:style-name="T141">Pour ajouter le bot sur votre serveur : </text:span><text:a xlink:type="simple" xlink:href="https://discord.com/api/oauth2/authorize?client_id=521137132857982976&amp;permissions=70671424&amp;scope=bot" text:style-name="Internet_20_link" text:visited-style-name="Visited_20_Internet_20_Link"><text:span text:style-name="T141">https://discord.com/api/oauth2/authorize?client_id=521137132857982976&amp;permissions=70671424&amp;scope=bot</text:span></text:a></text:p>
      <text:p text:style-name="P91">N’hésitez pas a me contacter sur discord en cas de questions, soucis ou suggestions !</text:p>
      <text:p text:style-name="P91">Pour fonctionner, le bot aura besoin d’un canal textuel dont le nom contient « jdr-bot », et d’un canal vocal dont le nom exacte est « JDR-Bot ».</text:p>
      <text:p text:style-name="P87"/>
      <text:p text:style-name="P92">JDR-Bot est <text:span text:style-name="T136">lancé depuis peu, il peut donc y avoir des bugs ou des choses à améliorer.</text:span> Il évoluera dans l’avenir. En cas de mise à jour ou de maintenance, vous serez avertit à l’avance par le bot, afin d’avoir le temps de terminer vos parties en cours.</text:p>
      <text:p text:style-name="P92">Certains des scénarios actuels sont des scénarios de tests et de démonstration. Les scénarios évolueront aussi, d’autres feront leur apparition. </text:p>
      <text:p text:style-name="P92">Vous pouvez écrire et proposer vos propres scénarios et, si vous le souhaitez, me les soumettre pour les inclure à la liste des scénarios de bases.</text:p>
      <text:p text:style-name="P92"/>
      <text:p text:style-name="P92">Merci de me signaler les éventuels problèmes, vos questions, et vos retour via le serveur discord Make&amp;Play.</text:p>
      <text:p text:style-name="P93"/>
      <text:p text:style-name="P107">Partenaires : </text:p>
      <text:p text:style-name="P177">JDR-Bot continue de se développer grâce à différents soutient <text:span text:style-name="T145">et partenaires </text:span>tels que : </text:p>
      <text:list xml:id="list4139010870" text:style-name="L1">
        <text:list-item>
          <text:p text:style-name="P175"><text:a xlink:type="simple" xlink:href="http://UnionRolistes.fr/" text:style-name="Internet_20_link" text:visited-style-name="Visited_20_Internet_20_Link"><text:span text:style-name="T159">L’union des Rôlistes</text:span></text:a><text:span text:style-name="T159"> (Leur discord est très accueillant ! Et des auteurs travaillent actuellement sur des scénarios pour JDR-Bot)</text:span></text:p>
        </text:list-item>
        <text:list-item>
          <text:p text:style-name="P175"><text:a xlink:type="simple" xlink:href="https://www.virtuajdr.net/" text:style-name="Internet_20_link" text:visited-style-name="Visited_20_Internet_20_Link"><text:span text:style-name="T159">VirtualJDR</text:span></text:a><text:span text:style-name="T159"> (discord très accueillant aussi)</text:span></text:p>
        </text:list-item>
        <text:list-item>
          <text:p text:style-name="P176"><text:a xlink:type="simple" xlink:href="https://twitter.com/Ludinn_" text:style-name="Internet_20_link" text:visited-style-name="Visited_20_Internet_20_Link"><text:span text:style-name="T159">Ludinn</text:span></text:a><text:span text:style-name="T159"> (vidéo twitch, youtube, discord)</text:span></text:p>
        </text:list-item>
        <text:list-item>
          <text:p text:style-name="P178"><text:a xlink:type="simple" xlink:href="https://moiki.fr/" text:style-name="Internet_20_link" text:visited-style-name="Visited_20_Internet_20_Link">Moiki </text:a>: Site permettant d’écrire des fictions interactives, d’y jouer et de les exporter au format de JDR-Bot</text:p>
        </text:list-item>
        <text:list-item>
          <text:p text:style-name="P179">Et d’autres partenaires divers (discord, forum, site, etc.)</text:p>
        </text:list-item>
      </text:list>
      <text:p text:style-name="P169">Un grand merci à tous les testeurs, aux partenaires et à ceux qui suivent le bot et son évolution.</text:p>
      <text:p text:style-name="P101"><text:span text:style-name="T99">Licences :</text:span><text:span text:style-name="T100"> </text:span></text:p>
      <text:p text:style-name="P95"/>
      <text:p text:style-name="P104"><text:span text:style-name="T143">L’ensemble du bot (le projet, les scénarios de bases, le fonctionnement, …) sont sous licence Creative Commons </text:span><text:span text:style-name="T141">(CC BY-SA 4.0) </text:span><text:span text:style-name="T143">( </text:span><text:a xlink:type="simple" xlink:href="https://creativecommons.org/licenses/by-sa/4.0/" text:style-name="Internet_20_link" text:visited-style-name="Visited_20_Internet_20_Link"><text:span text:style-name="T143">https://creativecommons.org/licenses/by-sa/4.0/</text:span></text:a><text:span text:style-name="T143"> )</text:span></text:p>
      <text:p text:style-name="P105">Les images et sons utilisés dans les scénarios proviennent de différentes sources. Ils sont sous différentes licences autorisant leur utilisation dans des projets personnels ou commerciaux. Merci de respecter le travail de leurs auteurs, et de ne pas les utiliser en dehors des scénarios du bot.</text:p>
      <text:p text:style-name="P106">Les scénarios sont la propriété de leurs auteurs respectifs. S’ils sont sous licence, elle sera précisée en commentaire dans le scénario.</text:p>
      <text:h text:style-name="P111" text:outline-level="1">Comment Jouer :</text:h>
      <text:p text:style-name="P110"><text:tab/><text:span text:style-name="T159">Les commandes du bot commencent par « </text:span><text:span text:style-name="T160">j!</text:span><text:span text:style-name="T159"> ». Il faut au préalable créer un salon textuel et un salon vocal, nommés « </text:span><text:span text:style-name="T160">JDR-Bot </text:span><text:span text:style-name="T159">».</text:span></text:p>
      <text:p text:style-name="P109">Pour jouer, il faut charger un scénario avec « <text:span text:style-name="T90">j!jouer </text:span>», puis utiliser les commandes de jeu :</text:p>
      <text:list xml:id="list189257582" text:style-name="L2">
        <text:list-item>
          <text:p text:style-name="P180"><text:span text:style-name="T90">j!lien_url</text:span> <text:span text:style-name="T147">Affiche le(s) ftp(s) où sont hébergés les scénarios (ou </text:span><text:span text:style-name="T93">j!url</text:span><text:span text:style-name="T125">, </text:span><text:span text:style-name="T93">j!lien</text:span><text:span text:style-name="T125"> ou </text:span><text:span text:style-name="T93">j!link</text:span><text:span text:style-name="T125">)</text:span></text:p>
          <text:list>
            <text:list-item>
              <text:p text:style-name="P181"><text:span text:style-name="T90">j!lien_url ajouter votre_url</text:span><text:tab/>Ajoute l’url dans la liste d’urls du bot</text:p>
            </text:list-item>
            <text:list-item>
              <text:p text:style-name="P181"><text:span text:style-name="T90">j!lien_url retirer votre_url</text:span><text:tab/>Retire l’url de la liste d’urls du bot</text:p>
            </text:list-item>
            <text:list-item>
              <text:p text:style-name="P181"><text:span text:style-name="T90">j!lien_url base</text:span><text:tab/><text:tab/><text:tab/>Ne laisse que l’url de base et celles de la descriptions</text:p>
            </text:list-item>
          </text:list>
        </text:list-item>
        <text:list-item>
          <text:p text:style-name="P182"><text:span text:style-name="T90">j!liste_scenarios </text:span><text:s/>Affiche la liste de scénarios disponible (ou <text:span text:style-name="T90">j!scripts</text:span> ou <text:span text:style-name="T90">j!scenarios</text:span>)</text:p>
        </text:list-item>
        <text:list-item>
          <text:p text:style-name="P183"><text:span text:style-name="T90">j!jouer nom_scénario</text:span> (ou <text:span text:style-name="T90">j!play</text:span> ou <text:span text:style-name="T90">j!load</text:span> ou <text:span text:style-name="T90">j!jo</text:span>). <text:s/></text:p>
        </text:list-item>
      </text:list>
      <text:list xml:id="list245993810" text:style-name="L3">
        <text:list-item>
          <text:p text:style-name="P184"><text:span text:style-name="T94">j</text:span><text:span text:style-name="T90">!avancer </text:span>nom_ou_numéro_de_la_salle (ou <text:span text:style-name="T94">j</text:span><text:span text:style-name="T90">!go</text:span> ou <text:span text:style-name="T94">j</text:span><text:span text:style-name="T90">!move </text:span>ou <text:span text:style-name="T94">j</text:span><text:span text:style-name="T90">!av</text:span>).</text:p>
          <text:list>
            <text:list-item>
              <text:p text:style-name="P184">Il est possible que la salle où vous souhaitez aller ait un digicode par exemple, dans ce cas "<text:span text:style-name="T127">j</text:span>!avancer numéro_salle code". </text:p>
            </text:list-item>
            <text:list-item>
              <text:p text:style-name="P184">Dans d'autres cas, cela peut être une mise par exemple (casino) :<text:span text:style-name="T104"> "</text:span><text:span text:style-name="T106">j</text:span><text:span text:style-name="T104">!av</text:span>ancer numero_salle mise", etc. </text:p>
            </text:list-item>
          </text:list>
        </text:list-item>
        <text:list-item>
          <text:p text:style-name="P186"><text:span text:style-name="T90">j!reculer </text:span>retourne dans la salle précédente (en vérifiant si c’est autorisé) (ou <text:span text:style-name="T90">j!back</text:span> ou<text:span text:style-name="T90"> j!return</text:span>)</text:p>
        </text:list-item>
        <text:list-item>
          <text:p text:style-name="P184"><text:span text:style-name="T94">j</text:span><text:span text:style-name="T90">!examiner </text:span>meuble ou objet ou here/ici (<text:span text:style-name="T130">ce dernier r</text:span>épète le texte de la salle actuelle) (ou <text:span text:style-name="T94">j</text:span><text:span text:style-name="T90">!ex</text:span> ou<text:span text:style-name="T90"> <text:s text:c="3"/></text:span><text:span text:style-name="T94">j!</text:span><text:span text:style-name="T90">look</text:span>) </text:p>
        </text:list-item>
        <text:list-item>
          <text:p text:style-name="P184"><text:span text:style-name="T94">j</text:span><text:span text:style-name="T90">!prendre </text:span>objet (ramasse un objet) (ou <text:span text:style-name="T94">j</text:span><text:span text:style-name="T90">!pr </text:span>ou<text:span text:style-name="T90"> </text:span><text:span text:style-name="T94">j</text:span><text:span text:style-name="T90">!take</text:span>) </text:p>
        </text:list-item>
        <text:list-item>
          <text:p text:style-name="P187"><text:span text:style-name="T90">j!repondre</text:span> permet de répondre à une question ou une énigme dans un scénarios</text:p>
        </text:list-item>
        <text:list-item>
          <text:p text:style-name="P184"><text:span text:style-name="T94">j</text:span><text:span text:style-name="T90">!inventaire </text:span>(affiche l'inventaire) (ou <text:span text:style-name="T94">j</text:span><text:span text:style-name="T90">!iv </text:span>ou<text:span text:style-name="T90"> </text:span><text:span text:style-name="T94">j</text:span><text:span text:style-name="T90">!item</text:span> ou<text:span text:style-name="T90"> </text:span><text:span text:style-name="T94">j</text:span><text:span text:style-name="T90">!items</text:span>) </text:p>
        </text:list-item>
        <text:list-item>
          <text:p text:style-name="P184"><text:span text:style-name="T94">j</text:span><text:span text:style-name="T90">!jeter objet </text:span>(enlève l'objet de votre inventaire. (ou<text:span text:style-name="T90"> </text:span><text:span text:style-name="T94">j</text:span><text:span text:style-name="T90">!je</text:span> ou <text:span text:style-name="T94">j</text:span><text:span text:style-name="T90">!throw</text:span>) </text:p>
        </text:list-item>
        <text:list-item>
          <text:p text:style-name="P184"><text:span text:style-name="T94">j</text:span><text:span text:style-name="T90">!abandonner </text:span>(met fin à la partie) (ou <text:span text:style-name="T94">j</text:span><text:span text:style-name="T90">!ab</text:span> ou <text:span text:style-name="T94">j</text:span><text:span text:style-name="T90">!giveup</text:span>) </text:p>
        </text:list-item>
        <text:list-item>
          <text:p text:style-name="P189"><text:span text:style-name="T90">j!modifier </text:span>variable (modifie la valeur d’une variable dont le nom se termine par _m) (ou <text:span text:style-name="T90">j!modif</text:span>, <text:span text:style-name="T90">j!edit</text:span>, <text:span text:style-name="T90">j!change</text:span> ou<text:span text:style-name="T90"> j!changer)</text:span></text:p>
        </text:list-item>
      </text:list>
      <text:p text:style-name="P108">Le bot disposent aussi d’autres commandes : </text:p>
      <text:list xml:id="list2517392963" text:style-name="L4">
        <text:list-item>
          <text:p text:style-name="P188"><text:span text:style-name="T90">j!ping</text:span><text:span text:style-name="T104"> affiche le temps de réponse du bot et </text:span><text:span text:style-name="T90">j!info</text:span><text:span text:style-name="T104"> ou</text:span><text:span text:style-name="T90"> j!faq</text:span><text:span text:style-name="T104"> les informations relatives au bot</text:span></text:p>
        </text:list-item>
        <text:list-item>
          <text:p text:style-name="P188"><text:span text:style-name="T90">j!setprefix </text:span><text:span text:style-name="T104">ou</text:span><text:span text:style-name="T90"> j!prefix </text:span><text:span text:style-name="T104">permet de changer le préfixe du bot sur un serveur</text:span></text:p>
        </text:list-item>
        <text:list-item>
          <text:p text:style-name="P191"><text:span text:style-name="T90">j!jeter_des</text:span> XdY (ou <text:span text:style-name="T90">j!roll</text:span>, <text:span text:style-name="T90">j!dice</text:span>, <text:span text:style-name="T90">j!dices</text:span>, <text:span text:style-name="T90">j!des </text:span>ou <text:span text:style-name="T90">j!lancer_des</text:span>) </text:p>
          <text:list>
            <text:list-item>
              <text:p text:style-name="P185">Il est possible d’additionner plusieurs lancés de dés et des valeurs</text:p>
              <text:list>
                <text:list-item>
                  <text:p text:style-name="P185">Par exemple « j!jeter_des 3d6 + 2d20 + 5 »</text:p>
                </text:list-item>
              </text:list>
            </text:list-item>
            <text:list-item>
              <text:p text:style-name="P190">Il est possible d’ajouter des paramètres, dans l’ordre suivant (chacun est optionnel, mais si vous les combiner, respecter cet ordr<text:span text:style-name="T158">e</text:span>) :</text:p>
              <text:list>
                <text:list-item>
                  <text:p text:style-name="P113">« rX » =&gt; Relance les dés dont la valeur est X</text:p>
                </text:list-item>
                <text:list-item>
                  <text:p text:style-name="P113">« mX » =&gt; Ajoute un dé si la valeur du dé est X (cumulatif, et chaque dé supplémentaire peut lui même en donner un nouveau)</text:p>
                </text:list-item>
                <text:list-item>
                  <text:p text:style-name="P113">«!X » =&gt; Compte le nombre de dés égaux ou supérieurs à X</text:p>
                </text:list-item>
                <text:list-item>
                  <text:p text:style-name="P113">Par exemple : <text:span text:style-name="T90">j!jeter_des 3d6r1m6!4</text:span> =&gt; Relance les « 1 », ajoute un dé pour chaque « 6 », et compte une réussite par « 4 ou + ».</text:p>
                </text:list-item>
              </text:list>
            </text:list-item>
          </text:list>
        </text:list-item>
        <text:list-item>
          <text:p text:style-name="P191"><text:span text:style-name="T90">j!lancer_pieces</text:span> nombre_de_pièces <text:s/>(ou <text:span text:style-name="T90">j!coin</text:span>, <text:span text:style-name="T90">j!coins</text:span>, <text:span text:style-name="T90">j!flip</text:span>, <text:span text:style-name="T90">j!flipcoin</text:span> ou <text:span text:style-name="T90">j!pileface</text:span>)</text:p>
        </text:list-item>
      </text:list>
      <text:p text:style-name="P102">Schéma des scénarios</text:p>
      <text:p text:style-name="P1"/>
      <text:p text:style-name="P63">J’ai choisi de vous présenter la syntaxe des scénarios en 3 niveaux de difficultés. Le bot est capable de gérer des scénarios très complexes, et il est conseillé de se faire la main avec les fonctions de base.</text:p>
      <text:p text:style-name="P64"/>
      <text:p text:style-name="P64">Le niveau 1 correspond à des scénarios façon « livre dont vous êtes le héros » où le joueur choisit entre plusieurs numéros pour avancer, et peut ramasser et utiliser des objets (exemple : clés pour ouvrir des portes)</text:p>
      <text:p text:style-name="P65">Il permet de gérer 2 type<text:span text:style-name="T85">s</text:span> de fin de partie : 998 (par exemple « défaite ») et 999 (par exemple « victoire »). Chacun étant accompagné d’un texte.</text:p>
      <text:p text:style-name="P66"/>
      <text:p text:style-name="P64"/>
      <text:p text:style-name="P64">Le niveau 2 ajoute l’explication des objets invisible (ou état/conditions), les codes/cadenas, et les objets/états/conditions à ne PAS avoir pour pouvoir accéder à une salle.</text:p>
      <text:p text:style-name="P67">Il permet davantage de possibilités, à la manière d’un escape game en livre par exemple</text:p>
      <text:p text:style-name="P64"/>
      <text:p text:style-name="P64"/>
      <text:p text:style-name="P64">Le niveau 3 inclus l’utilisation des variables, leur<text:span text:style-name="T85">s</text:span> déclarations, modifications, et utilisation<text:span text:style-name="T85">s</text:span> dans le scénario (condition <text:span text:style-name="T47">d’accès</text:span> à une salle, game over, etc.), <text:span text:style-name="T47">ainsi que l’utilisation de l’aléatoire dans le jeu</text:span></text:p>
      <text:p text:style-name="P68">Il inclu<text:span text:style-name="T161">t</text:span> aussi la possibilité de déclencher des <text:span text:style-name="T57">événements</text:span> (changer une variable, ajouter/enlever un objet, aller automatiquement sur une position, etc.), <text:span text:style-name="T57">via la salle 997</text:span></text:p>
      <text:p text:style-name="P69">Il détaille l’utilisation des réactions. </text:p>
      <text:p text:style-name="P98"><text:span text:style-name="T162">Tout cela</text:span><text:span text:style-name="T163"> permet une infinité de possibilité</text:span><text:span text:style-name="T164">s</text:span><text:span text:style-name="T163">, vous réussirez sûrement à en trouver une à laquelle je n’ai absolument pas pensé, cependant il est assez complexe.</text:span></text:p>
      <text:p text:style-name="P66"/>
      <text:p text:style-name="P66"/>
      <text:h text:style-name="P111" text:outline-level="1">Niveau 1 : </text:h>
      <text:p text:style-name="P46">Un exemple, regardez ensuite la partie dont la couleur correspond :</text:p>
      <text:p text:style-name="P45"/>
      <text:p text:style-name="P80">Le <text:span text:style-name="T123">Château</text:span> en T ... heu Hanté !<text:span text:style-name="T167">|rafraichir§🔄|inventaire§🎒</text:span></text:p>
      <text:p text:style-name="P81">6</text:p>
      <text:p text:style-name="P54">1 <text:span text:style-name="T58">hall</text:span></text:p>
      <text:p text:style-name="P79">Vous êtes dans le hall d'un grand château.+n+<text:span text:style-name="T134">&amp;&amp;</text:span></text:p>
      <text:p text:style-name="P79">Vous pouvez allez dans la cuisine (2), la salle de bain (3) ou le salon (4).+n+<text:span text:style-name="T134">&amp;&amp;</text:span></text:p>
      <text:p text:style-name="P79">Vous pouvez aussi tenter de sortir par la <text:span text:style-name="T86">fenêtre</text:span> donnant sur le jardin (5).+n+(Rappel : <text:span text:style-name="T127">j</text:span>!avancer [<text:span text:style-name="T86">numéro</text:span>] )</text:p>
      <text:p text:style-name="P78">|</text:p>
      <text:p text:style-name="P62">2</text:p>
      <text:p text:style-name="P62">3</text:p>
      <text:p text:style-name="P62">4|cle_salon1 cle_salon2|La porte est solide et fermée par 2 verrous.|Vous <text:span text:style-name="T1">déverrouillez</text:span> la porte <text:span text:style-name="T1">grâce</text:span> à vos clés.</text:p>
      <text:p text:style-name="P62">5|marteau <text:span text:style-name="T58">$</text:span>|Vous avez besoin d'un objet solide pour casser la fenêtre.|Vous brisez la fenêtre !</text:p>
      <text:p text:style-name="P157">sortie-&gt;4|cle_salon1 cle_salon2|La porte est solide et fermée par 2 verrous.|Vous <text:span text:style-name="T1">déverrouillez</text:span> la porte <text:span text:style-name="T1">grâce</text:span> à vos clés.</text:p>
      <text:p text:style-name="P82">*******************</text:p>
      <text:p text:style-name="P54">2 <text:span text:style-name="T58">cuisine</text:span></text:p>
      <text:p text:style-name="P79">La cuisine est sale !+n+La table est pleine de bazar !+n+<text:span text:style-name="T134">&amp;&amp;</text:span></text:p>
      <text:p text:style-name="P79">Vous pouvez retourner dans l'entrée (1) ou aller dans le cagibi (6).+n+<text:span text:style-name="T134">&amp;&amp;</text:span></text:p>
      <text:p text:style-name="P79">(Astuce : <text:span text:style-name="T127">j</text:span>!examiner [meuble] ça peut aider, et <text:span text:style-name="T127">j</text:span>!prendre [objet] aussi :))</text:p>
      <text:p text:style-name="P78">cle_salon1|table|Dans tout ce bazar, vous distinguez une belle clé (cle_salon1).|Vous ramassez une clé poser sur <text:span text:style-name="T127">la table</text:span>.|La clé sert à ouvrir un <text:span text:style-name="T59">verrou</text:span> évide<text:span text:style-name="T86">m</text:span>ment !</text:p>
      <text:p text:style-name="P62">1</text:p>
      <text:p text:style-name="P62">6</text:p>
      <text:p text:style-name="P82">*******************</text:p>
      <text:p text:style-name="P54">3 <text:span text:style-name="T58">salle-de-bain</text:span></text:p>
      <text:p text:style-name="P79">Il n'y a rien <text:span text:style-name="T65">d’intéressant</text:span> dans la salle de bain...+n+<text:span text:style-name="T134">&amp;&amp;</text:span></text:p>
      <text:p text:style-name="P79">Ah quelque chose brille dans la baignoire !+n+<text:span text:style-name="T134">&amp;&amp;</text:span></text:p>
      <text:p text:style-name="P79">Vous pouvez retourner dans l'entrée (1).+n+<text:span text:style-name="T134">&amp;&amp;</text:span></text:p>
      <text:p text:style-name="P79">(Astuce : <text:span text:style-name="T128">j</text:span>!examiner [meuble] ça peut aider, et <text:span text:style-name="T128">j</text:span>!prendre [objet] aussi :))</text:p>
      <text:p text:style-name="P78">cle_salon2|baignoire|Il y a un fond d'eau croupi dans lequel est plongée une clé (cle_salon2).|Vous ramassez une clé dans la baignoire.|C'est une clé, ouvre un dictionnaire si tu ne connais pas !</text:p>
      <text:p text:style-name="P62">1</text:p>
      <text:p text:style-name="P82">*******************</text:p>
      <text:p text:style-name="P54">4 <text:span text:style-name="T58">salon</text:span></text:p>
      <text:p text:style-name="P79">Vous entrez dans le salon et trouvez le trésor dans le salon !+n+<text:span text:style-name="T134">&amp;&amp;</text:span></text:p>
      <text:p text:style-name="P79">Vous le prenez et partez en courant. AU VOLEUR !!!!</text:p>
      <text:p text:style-name="P78">|</text:p>
      <text:p text:style-name="P62">999<text:span text:style-name="T58">|Félicitation, vous avez gagné</text:span></text:p>
      <text:p text:style-name="P82">*******************</text:p>
      <text:p text:style-name="P54">5 <text:span text:style-name="T58">fenetre</text:span></text:p>
      <text:p text:style-name="P79">Vous sauter à travers la fenêtre brisée.+n+<text:span text:style-name="T134">&amp;&amp;</text:span></text:p>
      <text:p text:style-name="P79">Un bout de verre vous entaille profondément le ventre.+n+<text:span text:style-name="T134">&amp;&amp;</text:span></text:p>
      <text:p text:style-name="P79">Après une longue agonie ... Vous êtes mort !!!</text:p>
      <text:p text:style-name="P78">|</text:p>
      <text:p text:style-name="P62">998<text:span text:style-name="T58">|Vous avez perdu, c’est pas génial !</text:span></text:p>
      <text:p text:style-name="P82">*******************</text:p>
      <text:p text:style-name="P54">6 <text:span text:style-name="T58">cagibi</text:span></text:p>
      <text:p text:style-name="P79">Il fait froid ici !+n+Il y a une caisse à outil (caisse).+n+<text:span text:style-name="T134">&amp;&amp;</text:span></text:p>
      <text:p text:style-name="P79">Vous pouvez retourner dans la cuisine(2)+n+<text:span text:style-name="T134">&amp;&amp;</text:span></text:p>
      <text:p text:style-name="P79">(||Astuce : <text:span text:style-name="T128">j</text:span>!examiner [objet] ça peut aider, et <text:span text:style-name="T128">j</text:span>!prendre [objet] aussi :)||)</text:p>
      <text:p text:style-name="P78">marteau|caisse|Vous ouvrez la caisse à outil : elle contient un magnifique marteau rouge (marteau)|Vous trouvez un beau marteau bien solide !|Le marteau est rouge et bien solide.</text:p>
      <text:p text:style-name="P62">2</text:p>
      <text:p text:style-name="P170"><text:span text:style-name="T111">*******************</text:span></text:p>
      <text:p text:style-name="P172"><text:span text:style-name="T111">sortie§🚪</text:span></text:p>
      <text:p text:style-name="P174"><text:span text:style-name="T1">Le scénario commence donc par un </text:span><text:span text:style-name="T5">TITRE</text:span><text:span text:style-name="T71">, </text:span><text:span text:style-name="T72">qui peut être suivi par une (ou plusieurs) des options suivantes (séparé par « | » :</text:span></text:p>
      <text:list xml:id="list1168021095" text:style-name="L14">
        <text:list-item>
          <text:p text:style-name="P171"><text:span text:style-name="T166">rafraichir§EMOJI </text:span><text:span text:style-name="T72">=&gt; affiche sous chaque message une réaction pour re-afficher le texte de l’emplacement actuel</text:span></text:p>
        </text:list-item>
        <text:list-item>
          <text:p text:style-name="P171"><text:span text:style-name="T166">inventaire§EMOJI</text:span><text:span text:style-name="T72"> =&gt; affiche sous chaque message une réaction pour afficher l’inventaire</text:span></text:p>
        </text:list-item>
      </text:list>
      <text:p text:style-name="P146">«<text:span text:style-name="T165"> EMOJI </text:span>» doit être remplacé par une emoji en unicode (par exemple 🔄 ou 🎒)</text:p>
      <text:p text:style-name="P134"/>
      <text:p text:style-name="P134">Puis nous avons le <text:span text:style-name="T41">Nombre de SALLES</text:span> (une salle = un chapitre ou un passage du scénario)</text:p>
      <text:p text:style-name="P137">A coté du nombre de salles, vous pouvez indiquer un markdown («<text:span text:style-name="T2"> fix </text:span>» par défaut)</text:p>
      <text:p text:style-name="P134">Puis, chaque salle se décompose en p<text:span text:style-name="T65">lusieurs</text:span> <text:span text:style-name="T132">bloc (ou partie)</text:span>:</text:p>
      <text:p text:style-name="P134"/>
      <text:list xml:id="list2083457932" text:style-name="L5">
        <text:list-item>
          <text:p text:style-name="P135"><text:span text:style-name="T42">Numéro de la salle</text:span> (dans l’ordre, sert de repère aux bots et à vous-même) <text:span text:style-name="T58">et </text:span><text:span text:style-name="T43">Nom de la salle</text:span><text:span text:style-name="T58"> (peut remplacer le numéro pour la commande « !avancer ». Par exemple «j!avancer </text:span></text:p>
        </text:list-item>
        <text:list-item>
          <text:p text:style-name="P136"><text:span text:style-name="T2">Description de la salle </text:span>(= bout de scénario) avec indication des différentes possibilités pour avancer, prendre, examiner (vous pouvez aussi ne pas indiquer certaines choses, si c’est utile pour votre scénario)</text:p>
          <text:list>
            <text:list-item>
              <text:p text:style-name="P138">notez le <text:span text:style-name="T2">« +n »</text:span> dans le texte : Il indique un retour à la ligne <text:span text:style-name="T135">dans le texte affiché</text:span></text:p>
            </text:list-item>
          </text:list>
        </text:list-item>
        <text:list-item>
          <text:p text:style-name="P139"><text:span text:style-name="T49">Objets dans la salle</text:span> </text:p>
          <text:list>
            <text:list-item>
              <text:p text:style-name="P149"><text:span text:style-name="T48">Nom_objet|Endroit_où_est_l’objet|Description de l’endroit où est l’objet (un meuble ou tiroir par exemple)</text:span><text:span text:style-name="T7">(1)</text:span><text:span text:style-name="T48">|Texte lorsque l’on prend l’objet</text:span><text:span text:style-name="T7">(2)</text:span><text:span text:style-name="T48">|Description de l’objet</text:span><text:span text:style-name="T7">(3)</text:span></text:p>
              <text:list>
                <text:list-item>
                  <text:p text:style-name="P140">(1) = <text:span text:style-name="T129">j</text:span>!examiner meuble, <text:s/><text:span text:style-name="T55">(</text:span>2<text:span text:style-name="T55">)</text:span> = <text:span text:style-name="T129">j</text:span>!prendre objet (si on ne l’a pas déjà dans l’inventaire), (3) = !examiner objet (qu<text:span text:style-name="T61">e l’</text:span>on soit dans la pièce de l’objet ou qu<text:span text:style-name="T61">e l’</text:span>on ait l’objet dans l’inventaire)</text:p>
                </text:list-item>
                <text:list-item>
                  <text:p text:style-name="P141">Il est possible de mettre plusieurs objets à la suite, sur la même case, en les séparant d’un « | » :</text:p>
                  <text:list>
                    <text:list-item>
                      <text:p text:style-name="P150">Objet1|endroit1|description endroit 1|texte quand on prend l’objet 1|description de l’objet 1|Objet2|endroit2|description endroit 2|texte quand on prend l’objet 2|description de l’objet 2|……. </text:p>
                    </text:list-item>
                  </text:list>
                </text:list-item>
                <text:list-item>
                  <text:p text:style-name="P151">Lorsqu’un objet est pris, il n’apparaît plus sur cette case, et le meuble n’est plus examinable (Vous verrez dans le <text:span text:style-name="T74">niveau</text:span> 2 comment le rendre examinable avec une nouvelle description)</text:p>
                </text:list-item>
              </text:list>
            </text:list-item>
          </text:list>
        </text:list-item>
        <text:list-item>
          <text:p text:style-name="P158">Salle<text:span text:style-name="T55">s (ou cases)</text:span> accessible<text:span text:style-name="T55">s</text:span> avec !avancer [nombre], plusieurs possibilité<text:span text:style-name="T62">s</text:span> :</text:p>
          <text:list>
            <text:list-item>
              <text:p text:style-name="P158">Nombre (2 par exemple)<text:span text:style-name="T6"> =&gt; Chiffre seul, la salle est accessible sans conditions</text:span></text:p>
            </text:list-item>
            <text:list-item>
              <text:p text:style-name="P158">Nombre|objet_requis objet_requis2 ...(1)|Description si <text:span text:style-name="T63">on n’</text:span>a pas un des objets requis(2)|Description si on a les objets requis(3)</text:p>
              <text:list>
                <text:list-item>
                  <text:p text:style-name="P140">(1) : Il peut y avoir un ou plusieurs objets requis, il faudra alors tous les avoir. <text:span text:style-name="T55">Chaque objet est séparé par un espace.</text:span></text:p>
                  <text:list>
                    <text:list-item>
                      <text:p text:style-name="P142">Si un « $ » est présent dans les conditions, les conditions seront supprimées après la première réussite. Il n’y aura plus besoin de remplir cette condition pour passer. Dans le cas contraire, il faudra à chaque fois avoir le(s) objet(s) requis</text:p>
                    </text:list-item>
                  </text:list>
                </text:list-item>
                <text:list-item>
                  <text:p text:style-name="P140">(2) : <text:span text:style-name="T56">On peut y indiquer les objets requis, ou les laisser secrets, selon le scénario, tout est possible.</text:span></text:p>
                </text:list-item>
                <text:list-item>
                  <text:p text:style-name="P143">(3) : <text:span text:style-name="T57">Si un « $ » est présent dans les conditions,</text:span> cette descriptions disparaît <text:span text:style-name="T64">après la première réussite</text:span>. Même si on perd un des objets, la salle est considéré<text:span text:style-name="T122">e</text:span> comme sans condition. <text:span text:style-name="T64">Dans le cas contraire, le texte apparaîtra à chaque réussite.</text:span></text:p>
                </text:list-item>
              </text:list>
            </text:list-item>
            <text:list-item>
              <text:p text:style-name="P159">Alias-&gt;direction <text:span text:style-name="T69">: On peut attribuer un alias à une salle. Dans l’exemple, vous voyez « sortie→4|... ». Cela permet de faire « j!avancer sortie », qui équivaut alors à « j!avancer 4 ».</text:span></text:p>
              <text:list>
                <text:list-item>
                  <text:p text:style-name="P152">Vous pouvez spécifier des conditions d’accès aux alias, comme dans l’exemple. Cela peut aussi servir à varier les conditions d’accès en fonction des alias (par exemple « sortie » =&gt; avoir les deux clés, « enfoncer_porte-&gt;4 » =&gt; avoir un pied de biche par exemple)</text:p>
                </text:list-item>
              </text:list>
            </text:list-item>
            <text:list-item>
              <text:p text:style-name="P144"><text:span text:style-name="T52">998</text:span> =&gt; Si ce chiffre est présent dans la liste des salles accessibles, cela signifie que la partie s’arrête avec une défaite (peu importe s’il y a d’autres salles accessibles)</text:p>
            </text:list-item>
            <text:list-item>
              <text:p text:style-name="P144"><text:span text:style-name="T52">999</text:span> =&gt; Si ce chiffre est présent dans la liste des salles accessibles, cela signifie que la partie s’arrête avec une victoire (peu importe s’il y a d’autres salles accessibles)</text:p>
            </text:list-item>
            <text:list-item>
              <text:p text:style-name="P145"><text:span text:style-name="T53">997</text:span> =&gt; Sera détaillé au niveau 3, permet d’exécuter une action (modifier une variable, changer de salle, etc.) automatiquement <text:span text:style-name="T101">si une condition est respectée (avoir un certain objet par exemple)</text:span></text:p>
            </text:list-item>
          </text:list>
        </text:list-item>
        <text:list-item>
          <text:p text:style-name="P144">Enfin les salles se terminent par « ******************* » (peu importe le nombre de *, <text:span text:style-name="T138">minimum 5 à la suite.</text:span>), afin de la séparer des autres.</text:p>
        </text:list-item>
      </text:list>
      <text:p text:style-name="P10"/>
      <text:p text:style-name="P121">La dernière ligne du scénario est optionnelle et sera expliqué à la fin du niveau 3. Elle permet d’attribuer une réaction à un alias. Vous pouvez l’ignorez pour l’instant, ou aller voir l’utilisation des réactions au niveau 3.</text:p>
      <text:p text:style-name="P100">Formater le texte :</text:p>
      <text:p text:style-name="P23"/>
      <text:p text:style-name="P23">Vous remarquerez certains caractère<text:span text:style-name="T133">s </text:span>spéciaux dans le texte. Il ne faudra pas les utiliser en tant que texte mais pour leur fonction dans le bot.</text:p>
      <text:p text:style-name="P23"/>
      <text:list xml:id="list1654532474" text:style-name="L6">
        <text:list-item>
          <text:p text:style-name="P117">« <text:span text:style-name="T80">&lt;&lt;</text:span><text:span text:style-name="T90"> </text:span>» et « <text:span text:style-name="T80">&gt;&gt;</text:span> » pour les liens de sons et musiques (expliqué après) <text:span text:style-name="T148">ou des messages TTS</text:span></text:p>
        </text:list-item>
        <text:list-item>
          <text:p text:style-name="P117">«<text:span text:style-name="T76"> </text:span><text:span text:style-name="T80">[[</text:span> » et « <text:span text:style-name="T80">]]</text:span><text:span text:style-name="T76"> </text:span>» pour les liens d’images (expliqué après) <text:span text:style-name="T137">ou pour du texte non formaté (par défaut le texte est en markdown « fix », cela vous permet de formater le texte comme vous le souhaitez).</text:span></text:p>
        </text:list-item>
        <text:list-item>
          <text:p text:style-name="P117">«<text:span text:style-name="T76"> </text:span><text:span text:style-name="T80">+n+ </text:span>» fait un retour à la ligne dans le texte affiché</text:p>
        </text:list-item>
        <text:list-item>
          <text:p text:style-name="P117">«<text:span text:style-name="T90"> </text:span><text:span text:style-name="T81">{{</text:span><text:span text:style-name="T96"> </text:span><text:span text:style-name="T146">» et «</text:span><text:span text:style-name="T81"> }}</text:span><text:span text:style-name="T96"> </text:span><text:span text:style-name="T146">» pour mettre un temps d’attente/de pause dans un texte ou une situation</text:span></text:p>
        </text:list-item>
        <text:list-item>
          <text:p text:style-name="P117">« <text:span text:style-name="T80">&amp;&amp;</text:span><text:span text:style-name="T76"> </text:span>» mis <text:span text:style-name="T104">en</text:span><text:span text:style-name="T80"> fin de ligne</text:span><text:span text:style-name="T104"> (sans caractère ni espace derrière!) permet de couper un bloc en plusieurs lignes. Le</text:span><text:span text:style-name="T83"> &amp;&amp;</text:span><text:span text:style-name="T104"> indique au bot de fusionner la ligne avec la lignes suivantes, et de traiter le tout comme une seule ligne (celle du texte de la salle, celle des objets/variables/conditions, …)</text:span></text:p>
          <text:list>
            <text:list-item>
              <text:p text:style-name="P122"><text:span text:style-name="T104">Cela n’ajoute pas de retour à la ligne dans le texte affiché (contrairement à « </text:span><text:span text:style-name="T80">+n+ </text:span><text:span text:style-name="T104">»), et il faut bien faire attention à respecter la syntaxe de la ligne avant coupure (pas d’espace supplémentaire, pas d’oublie de «</text:span><text:span text:style-name="T90"> | </text:span><text:span text:style-name="T104">», etc.)</text:span></text:p>
            </text:list-item>
          </text:list>
        </text:list-item>
        <text:list-item>
          <text:p text:style-name="P117"><text:span text:style-name="T104">«</text:span><text:span text:style-name="T80"> ##</text:span><text:span text:style-name="T83"> </text:span><text:span text:style-name="T104">» Permet d’ajouter des commentaires à votre scénario. Le bot ignorera tout caractère d’une ligne se trouvant après «</text:span><text:span text:style-name="T80"> ##</text:span><text:span text:style-name="T90"> </text:span><text:span text:style-name="T104">».</text:span></text:p>
        </text:list-item>
        <text:list-item>
          <text:p text:style-name="P117"><text:span text:style-name="T104">«</text:span><text:span text:style-name="T80"> </text:span><text:span text:style-name="T82">| </text:span><text:span text:style-name="T107">» Ce caractère est utilisé comme séparateur par le bot, ne l’utilisez pas dans vos textes.</text:span></text:p>
        </text:list-item>
        <text:list-item>
          <text:p text:style-name="P117"><text:span text:style-name="T107">«</text:span><text:span text:style-name="T95"> </text:span><text:span text:style-name="T82">*****</text:span><text:span text:style-name="T84"> </text:span><text:span text:style-name="T107">» </text:span><text:span text:style-name="T108">Sert à séparer les salles. Vous pouvez en utiliser entre 1 et 4 à la suite </text:span><text:span text:style-name="T109">dans un texte</text:span><text:span text:style-name="T108">. A </text:span><text:span text:style-name="T109">partir de 5 à la suite, le bot considère que c’est une séparation de salles.</text:span></text:p>
        </text:list-item>
      </text:list>
      <text:p text:style-name="P10"/>
      <text:p text:style-name="P10"><text:span text:style-name="T78">Afficher des images :</text:span> </text:p>
      <text:p text:style-name="P2"/>
      <text:p text:style-name="P70"><text:span text:style-name="T11">Le bot est capable d’afficher des images. Pour cela vous pouvez mettre le lien de l’image entre « </text:span><text:span text:style-name="T13">[[ » et « ]] »</text:span><text:span text:style-name="T11">. Par exemple « Je suis un vampire</text:span><text:span text:style-name="T13">[</text:span><text:span text:style-name="T11">[</text:span><text:a xlink:type="simple" xlink:href="http://image_de_vampire.jpg/" text:style-name="Internet_20_link" text:visited-style-name="Visited_20_Internet_20_Link">http://image_de_vampire.jpg</text:a><text:span text:style-name="T124">]</text:span><text:span text:style-name="T11">]Je fais peur ! ». Le bot affichera le premier texte, l’image, puis le second texte.</text:span></text:p>
      <text:p text:style-name="P74"><text:span text:style-name="T8">L’url de l’image doit commencer par « http » et être entre « </text:span><text:span text:style-name="T12">[</text:span><text:span text:style-name="T8">[ » et « ]</text:span><text:span text:style-name="T12">]</text:span><text:span text:style-name="T8"> » pour être reconnu par le bot.</text:span></text:p>
      <text:p text:style-name="P10"/>
      <text:p text:style-name="P59">Jouer du son :</text:p>
      <text:p text:style-name="P22"/>
      <text:p text:style-name="P22">Le bot se connecte automatiquement au salon vocal « JDR-Bot » s’il existe, au début de chaque partie.</text:p>
      <text:p text:style-name="P22">Il se déconnecte en fin de partie ou en cas d’abandon.</text:p>
      <text:p text:style-name="P22"><text:line-break/>Pour inclure un son dans votre scénario, il faut mettre le lien du son entre « &lt;&lt; » et « &gt;&gt; ».</text:p>
      <text:p text:style-name="P75"><text:span text:style-name="T8">Par exemple « Le monstre vous envoie une bombe.&lt;&lt;</text:span><text:a xlink:type="simple" xlink:href="http://www.vos-sons/bombe.mp3" text:style-name="Internet_20_link" text:visited-style-name="Visited_20_Internet_20_Link">http://www.vos-sons/bombe.mp3</text:a><text:span text:style-name="T8">&gt;&gt;Vous subissez 50 points de dégâts ! »</text:span></text:p>
      <text:p text:style-name="P22"/>
      <text:p text:style-name="P22">Le bot ne peut émettre deux sons simultanément. Si un son est déjà en cours, le bot arrêtera l’ancien son pour mettre le nouveau. </text:p>
      <text:p text:style-name="P22">De plus, les sons ne se diffusent pas en continue, ils sont lancés une fois par le bot. Cependant si la personne retourne dans la salle où se trouve le son, le bot relancera le son.</text:p>
      <text:p text:style-name="P22">Si vous souhaitez diffuser une musique d’ambiance, et mettre des sons à vos actions, vous pouvez donner, aux joueurs, le lien de votre musique d’ambiance en début de scénario, et utiliser le bot pour les sons d’action.</text:p>
      <text:p text:style-name="P22"/>
      <text:p text:style-name="P60">Conditions ET/OU : </text:p>
      <text:p text:style-name="P24"/>
      <text:p text:style-name="P24">Par défaut, les conditions (par objets requis, conditions ou variable) se cumulent. Si vous mettez 2 objets, il faudra avoir les 2 objets pour respecter la conditions (comme les clés dans l’exemple).</text:p>
      <text:p text:style-name="P24">Si vous souhaitez qu’une salle soit accessible avec un objet OU un autre objet, vous pouvez mettre 2 fois la case de la salle, chaque ligne ayant une condition différente. Le bot tentera la première, puis la deuxième, etc.</text:p>
      <text:p text:style-name="P96"><text:span text:style-name="T14">Enfin si aucune des conditions n’est respecté, le bot affichera le texte correspondant </text:span><text:span text:style-name="T15">à la dernière ligne testée.</text:span></text:p>
      <text:h text:style-name="P112" text:outline-level="1">Niveau <text:span text:style-name="T60">2</text:span> : </text:h>
      <text:p text:style-name="P50"/>
      <text:p text:style-name="P57"><text:span text:style-name="T46">Les objets invisibles / Etats / etc. </text:span><text:span text:style-name="T42">:</text:span></text:p>
      <text:p text:style-name="P51"/>
      <text:p text:style-name="P11">En plus de l’inventaire, vu précédemment, le joueur dispose d’un inventaire invisible où sont stockés tout ce que l’on ne veut pas voir apparaître dans l’inventaire visible du joueur. Par exemple : </text:p>
      <text:list xml:id="list3429152661" text:style-name="L7">
        <text:list-item>
          <text:p text:style-name="P160"><text:span text:style-name="T10">États</text:span><text:span text:style-name="T9"> (blessé, fatigué, motivé, etc.)</text:span></text:p>
        </text:list-item>
        <text:list-item>
          <text:p text:style-name="P116">Objets débloquant ou bloquant une salle</text:p>
        </text:list-item>
        <text:list-item>
          <text:p text:style-name="P116">Classe ou métier du personnage</text:p>
        </text:list-item>
        <text:list-item>
          <text:p text:style-name="P116">etc. Ce que vous en ferez dépend uniquement de votre scénario. </text:p>
        </text:list-item>
      </text:list>
      <text:p text:style-name="P11">Retenez juste que ces « objets » n’apparaissent pas dans l’inventaire, et qu’ils sont « pris » ou « enlevé » automatiquement si le joueur va sur une case avec un objet « invisible » (sans commande « !prendre » donc)</text:p>
      <text:p text:style-name="P56"/>
      <text:p text:style-name="P7">Par exemple, dans une case de toilettes publiques, vous pouvez avoir : </text:p>
      <text:p text:style-name="P7"/>
      <text:list xml:id="list3120127320" text:style-name="L8">
        <text:list-item>
          <text:p text:style-name="P161">dégouté|invisible|note invisible inutile|l'odeur vous dégoute au plus haut point (vous avez l'état "dégouté")|Vous avez envie de vomir à cause de l'odeur des toilettes !</text:p>
          <text:list>
            <text:list-item>
              <text:p text:style-name="P123"><text:span text:style-name="T67">L</text:span><text:span text:style-name="T66">a mise en forme est la même que pour les objets de l’inventaire, sauf que l’endroit est remplacé par « invisible » (mot clé important pour le bot), et le 3eme paramètre n’est absolument pas utilisé par le bot (d’où la « note invisible inutile », mais libre à vous de mettre ce que vous voulez</text:span></text:p>
            </text:list-item>
            <text:list-item>
              <text:p text:style-name="P123"><text:span text:style-name="T66">Cela donne donc : </text:span><text:span text:style-name="T44">Nom_</text:span><text:span text:style-name="T45">Etat</text:span><text:span text:style-name="T44">|invisible|note inutile|phrase affiché lors que l’on acquiert ou perd (-) cet été|Description de l’état.</text:span></text:p>
            </text:list-item>
          </text:list>
        </text:list-item>
      </text:list>
      <text:p text:style-name="P56"/>
      <text:p text:style-name="P9">Un Objet/Etat/… de l’inventaire invisible peut être indiqué comme condition d’accés à une salle, au même titre que les objets. En mettant -état/objet/condition/... ( « -dégoûté » par exemple) comme condition, cela signifie alors qu’il ne faut PAS AVOIR cet état/objet/condition.</text:p>
      <text:p text:style-name="P9">Par exemple, si la salle (3) d’un scénario est une salle de danse, et qu’on y accède depuis le vestiaire, vous pourriez avoir :</text:p>
      <text:p text:style-name="P9"/>
      <text:p text:style-name="P28">Dancing House</text:p>
      <text:p text:style-name="P29">2</text:p>
      <text:p text:style-name="P29"><text:span text:style-name="T73">1</text:span> <text:span text:style-name="T73">entree</text:span></text:p>
      <text:p text:style-name="P29">L'entrée donne <text:span text:style-name="T75">accès</text:span> a la salle de danse (2)</text:p>
      <text:p text:style-name="P28">|</text:p>
      <text:p text:style-name="P52">2|-fatigue|Vous êtes trop fatigué pour danser, aller dormir!|C’est partie pour une nuit de folie !</text:p>
      <text:p text:style-name="P29">*******************</text:p>
      <text:p text:style-name="P29">2 <text:span text:style-name="T73">danse</text:span></text:p>
      <text:p text:style-name="P28">Bienvenue sur la piste de danse ! Quand vous serez fatigué, retourner dons à l’entrée (1).</text:p>
      <text:p text:style-name="P53"><text:span text:style-name="T73">fatigue</text:span>|invisible|note inutile|<text:span text:style-name="T73">Vous êtes fatigué à force de danser|La fatigue n’est pas bonne pour le corps.</text:span></text:p>
      <text:p text:style-name="P29">1</text:p>
      <text:p text:style-name="P29">*******************</text:p>
      <text:p text:style-name="P3"/>
      <text:p text:style-name="P9">Donc, vous commencez par l’entrée. <text:span text:style-name="T87">J</text:span>usqu’à là, tout va bien. Vous n’êtes pas fatigué, vous pouvez donc accéder à la salle de danse (2).</text:p>
      <text:p text:style-name="P9">Dans la salle de danse, vous devenez automatiquement fatigué (mot clé « invisible » =&gt; votre inventaire invisible contient maintenant « fatigue »).</text:p>
      <text:p text:style-name="P9">Lorsque vous retourner dans l’entrée, vous n’aurez plus accès <text:span text:style-name="T89">à</text:span> la salle de danse, dont l’accès est restreint par « -fatigue », ce qui signifie : Ne pas avoir « fatigue » dans son inventaire invisible (= ne pas être fatigué)</text:p>
      <text:p text:style-name="P9"/>
      <text:p text:style-name="P16">Contrairement aux objets (qui disparaissent de l’endroit lorsqu’ils sont ramassés), vous pouvez avoir de nouveau cet état/objet si vous le supprimez et que vous repassez par la salle où vous aviez eu cet état/objet précédemment. En revanche, vous ne pouvez pas avoir 2 fois simultanément (comme pour un objet)</text:p>
      <text:p text:style-name="P3"/>
      <text:p text:style-name="P56"/>
      <text:p text:style-name="P58"><text:soft-page-break/><text:span text:style-name="T99">Utilisation avancée des objets :</text:span> </text:p>
      <text:p text:style-name="P56"/>
      <text:p text:style-name="P12">Si dans une case, un objet invisible est précédé de « - » et que l’objet (ou état, ou autre …) se trouve dans l’inventaire ou dans l’inventaire invisible, il en est automatiquement retiré. Le mot-clé «<text:span text:style-name="T90"> invisible </text:span>» peut donc être aussi utilisé pour retirer un objet que le joueur <text:span text:style-name="T101">a</text:span> ramassé précédemment (avec « !prendre »)</text:p>
      <text:p text:style-name="P4"/>
      <text:p text:style-name="P7"><text:span text:style-name="T70">Exemple d’illustration :</text:span> </text:p>
      <text:p text:style-name="P5"/>
      <text:p text:style-name="P30">Maisonnette</text:p>
      <text:p text:style-name="P30">2</text:p>
      <text:p text:style-name="P30">1 entree</text:p>
      <text:p text:style-name="P30">Vous êtes maintenant devant la porte d'entrée, mais le bâtiment semble désert.+n+C’est la seule pièce disposant d’une lumière, mais vous avez une lampe sur la table.+n+Vous pouvez essayer d’aller dans le salon (2).</text:p>
      <text:p text:style-name="P61">lampe|table|Une table est un meuble avec 4 pieds… Oh il y a deux lampes dessus !|Vous ramassez la lampe torche|La lampe vous permet de vous éclairer.<text:span text:style-name="T76">|</text:span>lampe|table|Une table est un meuble avec 4 pieds… Oh il y a une lampe dessus !|Vous ramassez la lampe torche|La lampe vous permet de vous éclairer.<text:span text:style-name="T77">|</text:span>penurie_de_lampe|table|Il n'y a plus rien dessus !|Comment avez-vous trouvez cet objet caché ? Pirate !|Je doute fort qu'un joueur lise ceci !</text:p>
      <text:p text:style-name="P30">2|lampe|il fait trop sombre pour entrer sans lampe!|Vous entrez dans le salon en vous éclairant avec votre lampe</text:p>
      <text:p text:style-name="P30">*******************</text:p>
      <text:p text:style-name="P30">2 salon</text:p>
      <text:p text:style-name="P30">Vous pouvez retourner dans l’entrée (1).</text:p>
      <text:p text:style-name="P61">-lampe|invisible|note inutile|La lampe vous échappe des mains et se casse … Vous vous en débarrassez.|La lampe vous permet de vous éclairer.</text:p>
      <text:p text:style-name="P30">1</text:p>
      <text:p text:style-name="P30">*******************</text:p>
      <text:p text:style-name="P6"/>
      <text:p text:style-name="P6"/>
      <text:p text:style-name="P8">Nous pouvons donc ramasser une lampe dans la <text:span text:style-name="T88">première</text:span> salle. Cette lampe est indispensable pour accéder à la deuxième salle. Cependant, en allant dans la deuxième salle, elle se casse (= est retiré de l’inventaire) automatiquement (mot clé «<text:span text:style-name="T52"> invisible </text:span>»).<text:line-break/>Nous pouvons retourner dans la première salle, mais il n’y aura plus de lampe<text:span text:style-name="T88">s</text:span>, et nous sommes coincés.</text:p>
      <text:p text:style-name="P8">Il est possible de mettre plusieurs lampe<text:span text:style-name="T98">s</text:span> disponible<text:span text:style-name="T98">s</text:span>, <text:span text:style-name="T68">en mettant plusieurs fois le même objet, dans le même meuble (ou endroit).<text:line-break/>Cela permet de gérer un nombre de vies par exemple, ou de changer la description du meuble. Pour créer une description de ce meuble vide, rajouter un objet (dont les joueurs ignorent le nom et/ou la présence, pour éviter le « j!prendre »), avec le même meuble que les objets précédents, mais avec une autre description (et vous mettez n’importe quoi dans les autres champs).</text:span></text:p>
      <text:p text:style-name="P8"/>
      <text:p text:style-name="P8"/>
      <text:p text:style-name="P8"/>
      <text:p text:style-name="P8"/>
      <text:p text:style-name="P8"/>
      <text:p text:style-name="P8"/>
      <text:h text:style-name="P111" text:outline-level="1">Niveau 3 :</text:h>
      <text:p text:style-name="P8"/>
      <text:p text:style-name="P47">Le niveau 3 inclus l’utilisation des variables, leur<text:span text:style-name="T85">s</text:span> déclarations, modifications, et utilisation<text:span text:style-name="T85">s</text:span> dans le scénario (condition <text:span text:style-name="T47">d’accès</text:span> à une salle, game over, etc.), <text:span text:style-name="T47">ainsi que l’utilisation de l’aléatoire dans le jeu</text:span></text:p>
      <text:p text:style-name="P48">Il inclus aussi la possibilité de déclencher des <text:span text:style-name="T57">événements</text:span> (changer une variable, ajouter/enlever un objet, aller automatiquement sur une position, etc.), <text:span text:style-name="T57">via la salle 997</text:span></text:p>
      <text:p text:style-name="P49">Il permet une infinité de possibilité<text:span text:style-name="T85">s</text:span>, vous réussirez sûrement à en trouver une à laquelle je n’ai absolument pas pensé, cependant il est assez complexe.</text:p>
      <text:p text:style-name="P49"/>
      <text:p text:style-name="P13"><text:span text:style-name="T78">Les variables :</text:span> </text:p>
      <text:p text:style-name="P15"/>
      <text:p text:style-name="P15">Tout d’abord, une variable est un élément du jeu dont la valeur peut être modifié. Prenons par exemple le nombre de vie<text:span text:style-name="T121">s</text:span> dans un RPG : la variable pourrait avoir comme nom « points_de_vie » et sa valeur 5, ou points_de_vie = 5.</text:p>
      <text:p text:style-name="P15">On peut compter des blessures, un nombre de tours, un nombre de clés, etc. <text:span text:style-name="T118">T</text:span>out est possible.</text:p>
      <text:p text:style-name="P15"/>
      <text:p text:style-name="P14">Voilà maintenant comment inclure et utiliser une variable dans le bot :</text:p>
      <text:p text:style-name="P26"/>
      <text:p text:style-name="P71"><text:span text:style-name="T16">[…</text:span><text:span text:style-name="T6">]</text:span></text:p>
      <text:p text:style-name="P31">*********************</text:p>
      <text:p text:style-name="P33">2 Premier_jet</text:p>
      <text:p text:style-name="P33">Vous lancez un Dé 6. Si vous obtenez 5 ou 6, vous serez amené dans la pièce suivante.</text:p>
      <text:p text:style-name="P73"><text:span text:style-name="T79">des_six</text:span><text:span text:style-name="T16">|</text:span><text:span text:style-name="T3">variable</text:span><text:span text:style-name="T16">|</text:span><text:span text:style-name="T54">%=1:6</text:span><text:span text:style-name="T16">|</text:span><text:span text:style-name="T50">Vous obtenez v_resultat</text:span><text:span text:style-name="T51">_v</text:span><text:span text:style-name="T16">|</text:span><text:span text:style-name="T103">Un dé de 6 faces.</text:span></text:p>
      <text:p text:style-name="P35">1|v_des_six_<text:span text:style-name="T149">v</text:span>.in.1-4|Votre résultat est trop bon pour recommencer voyons ! Aller donc recevoir votre médaille (3) !|Vous retournez au début pour recommencer...</text:p>
      <text:p text:style-name="P35">3|v_des_six_<text:span text:style-name="T149">v</text:span>.in.5-6|Votre résultat est trop mauvais pour continuer, retourner au début (1) !|Félicitation, vous aller recevoir une médaille pour ça !</text:p>
      <text:p text:style-name="P33">*********************</text:p>
      <text:p text:style-name="P31">[...]</text:p>
      <text:p text:style-name="P13"/>
      <text:p text:style-name="P14">Les variables se déclarent de la même façon que les objets, <text:span text:style-name="T102">sur la même ligne dans une salle. Ignorez pour l’instant les lignes en noir</text:span><text:span text:style-name="T105">.</text:span></text:p>
      <text:p text:style-name="P27"/>
      <text:p text:style-name="P20">Voyons chaque partie en détail :</text:p>
      <text:p text:style-name="P14"/>
      <text:list xml:id="list2006490814" text:style-name="L9">
        <text:list-item>
          <text:p text:style-name="P162">Nom de la variable : sans espace, ni accent.</text:p>
        </text:list-item>
        <text:list-item>
          <text:p text:style-name="P165">« variable » est le mot-clé indiquant au bot qu’il s’agit ici d’une variable (c’est semblable au fonctionnement de « invisible »)</text:p>
        </text:list-item>
        <text:list-item>
          <text:p text:style-name="P153">Attribution ou modification de la valeur de la variable :</text:p>
          <text:list>
            <text:list-item>
              <text:p text:style-name="P118"><text:span text:style-name="T90">« = X » :</text:span> La variable a pour valeur X</text:p>
            </text:list-item>
            <text:list-item>
              <text:p text:style-name="P118"><text:span text:style-name="T90">« %=</text:span><text:span text:style-name="T91">X</text:span><text:span text:style-name="T90">:</text:span><text:span text:style-name="T91">Y</text:span><text:span text:style-name="T90"> » :</text:span> La variable a pour va<text:span text:style-name="T110">leur aléatoire un nombre compris entre X et Y (dans notre exemple, des_six aura une valeur comprise entre 1 et 6, comme un dé classique)</text:span></text:p>
            </text:list-item>
            <text:list-item>
              <text:p text:style-name="P118"><text:span text:style-name="T90">« %</text:span><text:span text:style-name="T92">+X:Y » :</text:span><text:span text:style-name="T117"> On ajoute un nombre aléatoire entre X et Y à la variable.</text:span></text:p>
            </text:list-item>
            <text:list-item>
              <text:p text:style-name="P119"><text:span text:style-name="T90">« %-</text:span><text:span text:style-name="T92">X:Y » :</text:span><text:span text:style-name="T117"> On soustrait un nombre aléatoire entre X et Y à la variable.</text:span></text:p>
            </text:list-item>
            <text:list-item>
              <text:p text:style-name="P118"><text:span text:style-name="T90">« </text:span><text:span text:style-name="T91">+X » :</text:span><text:span text:style-name="T110"> On ajoute X à la valeur actuelle de la variable.</text:span></text:p>
            </text:list-item>
            <text:list-item>
              <text:p text:style-name="P118"><text:span text:style-name="T90">« -</text:span><text:span text:style-name="T91">X » :</text:span><text:span text:style-name="T110"> On soustrait X à la valeur actuelle de la variable (elle peut être négative)</text:span></text:p>
            </text:list-item>
          </text:list>
        </text:list-item>
        <text:list-item>
          <text:p text:style-name="P147">Phrase à affiche<text:span text:style-name="T121">r</text:span>. <text:span text:style-name="T6">On peut ne rien afficher (on met alors </text:span><text:span text:style-name="T23">« null »</text:span><text:span text:style-name="T6">), et on peut afficher dans la phrase la valeur d’une variable en l’</text:span><text:span text:style-name="T30">entourant</text:span><text:span text:style-name="T28"> </text:span><text:span text:style-name="T6">de « v_ ». Par exemple « v_resultat</text:span><text:span text:style-name="T28">_v</text:span><text:span text:style-name="T6"> » affichera la valeur du random.</text:span></text:p>
          <text:list>
            <text:list-item>
              <text:p text:style-name="P120"><text:span text:style-name="T90">« v_resultat</text:span><text:span text:style-name="T97">_v</text:span><text:span text:style-name="T90"> », </text:span>« <text:span text:style-name="T90">v_valeur_</text:span><text:span text:style-name="T97">v</text:span><text:span text:style-name="T90"> », « </text:span><text:span text:style-name="T97">v_reponse_v »</text:span> sont des variables pré-définies par le bot.</text:p>
              <text:list>
                <text:list-item>
                  <text:p text:style-name="P120"><text:span text:style-name="T90">« v_resultat » :</text:span> Est égale au résultat du dernier aléatoire utilisé (par exemple « %=1,6 »)</text:p>
                </text:list-item>
                <text:list-item>
                  <text:p text:style-name="P120"><text:span text:style-name="T90">« v_valeur » :</text:span> Est égale au dernier «<text:span text:style-name="T111"> code </text:span>» ou «<text:span text:style-name="T111"> mise </text:span>» indiquer dans une commande « !avancer [case] [code] »</text:p>
                </text:list-item>
                <text:list-item>
                  <text:p text:style-name="P120"><text:span text:style-name="T90">« </text:span><text:span text:style-name="T97">v_reponse_ » :</text:span><text:span text:style-name="T150"> Est utilisé avec la commande </text:span><text:span text:style-name="T97">« j!repondre »</text:span></text:p>
                </text:list-item>
              </text:list>
            </text:list-item>
          </text:list>
        </text:list-item>
        <text:list-item>
          <text:p text:style-name="P167">Description de la variable (on peut y inclure la valeur d’une variable avec « v_<text:span text:style-name="T151">nom_variable</text:span><text:span text:style-name="T150">_v</text:span> »)</text:p>
        </text:list-item>
      </text:list>
      <text:p text:style-name="P18"/>
      <text:p text:style-name="P99"><text:span text:style-name="T46">Utilisation des variables comme conditions :</text:span> </text:p>
      <text:p text:style-name="P17"/>
      <text:p text:style-name="P40">Tout comme les objets et les conditions (mot-clé « invisible »), les variables peuvent être utilis<text:span text:style-name="T119">ées</text:span> comme condition. <text:span text:style-name="T112">Pour indiquer au bot que nous utilisons une variable, nous l’</text:span><text:span text:style-name="T152">entourons </text:span><text:span text:style-name="T112">de « v_ » </text:span><text:span text:style-name="T152">et « _v »</text:span><text:span text:style-name="T112">.</text:span></text:p>
      <text:p text:style-name="P42">Dans notre exemple, nous avons 2 salles <text:span text:style-name="T112">accessibles</text:span> :</text:p>
      <text:p text:style-name="P42"/>
      <text:list xml:id="list773081425" text:style-name="L10">
        <text:list-item>
          <text:p text:style-name="P124">la « 1 » <text:span text:style-name="T112">est accessible </text:span>si notre résultat est entre <text:span text:style-name="T112">1 et 4</text:span></text:p>
        </text:list-item>
        <text:list-item>
          <text:p text:style-name="P125">la « 3 » est accessible si notre résultat est entre 5 et 6</text:p>
        </text:list-item>
      </text:list>
      <text:p text:style-name="P37"/>
      <text:p text:style-name="P37">L’ordre des phrases d’accès ou de non-respect de la condition est le même qu’avec des objets ou états. Il est possible de combiner différents types de conditions (objets, états et variable)</text:p>
      <text:p text:style-name="P38"><text:line-break/><text:span text:style-name="T115">L’utilisation de variable comme condition se présente sous la forme : [variable ou valeur].[opérateur].[variable ou valeur]. Le bot prend en compte les opérateurs suivant :</text:span></text:p>
      <text:p text:style-name="P38"/>
      <text:list xml:id="list2073106695" text:style-name="L11">
        <text:list-item>
          <text:p text:style-name="P130">= : Égal à ...</text:p>
        </text:list-item>
        <text:list-item>
          <text:p text:style-name="P131">&gt; : Supérieur à ...</text:p>
        </text:list-item>
        <text:list-item>
          <text:p text:style-name="P131">&gt;= : Supérieur ou égal à ...</text:p>
        </text:list-item>
        <text:list-item>
          <text:p text:style-name="P131">&lt; : Inférieur à ...</text:p>
        </text:list-item>
        <text:list-item>
          <text:p text:style-name="P131">&lt;= : Inférieur ou égal à ...</text:p>
        </text:list-item>
        <text:list-item>
          <text:p text:style-name="P130">!<text:span text:style-name="T116">= : Différent de …</text:span></text:p>
        </text:list-item>
        <text:list-item>
          <text:p text:style-name="P132">in.X-Y : compris entre X et Y</text:p>
        </text:list-item>
        <text:list-item>
          <text:p text:style-name="P132">out.X-Y : n’est pas compris entre X et Y</text:p>
        </text:list-item>
      </text:list>
      <text:p text:style-name="P43"/>
      <text:p text:style-name="P44">Par exemple v_score_<text:span text:style-name="T153">v</text:span>.&gt;=.50 <text:s/>=&gt; on vérifie si le score est supérieur ou égale à 50. Ou encore v_prix_<text:span text:style-name="T154">v</text:span>.out.3-10 =&gt; on vérifie si le prix n’est pas compris entre 3 et 10€.</text:p>
      <text:p text:style-name="P163"/>
      <text:p text:style-name="P19"><text:span text:style-name="T46">La salle spéciale 997 :</text:span> </text:p>
      <text:p text:style-name="P19"/>
      <text:p text:style-name="P37">Au même titre que les salles « 998 » et « 999 », la salle « 997 » se met dans la ligne des cases accessibles.</text:p>
      <text:p text:style-name="P37">Elle peut servir à aller automatiquement dans une autre salle, <text:span text:style-name="T113">à modifier la valeur d’une variable, à ajouter ou retirer un objet ou un état, ou encore à afficher un texte.</text:span></text:p>
      <text:p text:style-name="P39">Reprenons l’exemple précédent et faisons en sorte qu’il aille automatiquement à la salle 1 ou 3 en fonction du résultat :</text:p>
      <text:p text:style-name="P17"/>
      <text:p text:style-name="P72"><text:span text:style-name="T16">[…</text:span><text:span text:style-name="T6">]</text:span></text:p>
      <text:p text:style-name="P32">*********************</text:p>
      <text:p text:style-name="P34">2 Premier_jet</text:p>
      <text:p text:style-name="P34">Vous lancez un Dé 6. Si vous obtenez 5 ou 6, vous serez amené dans la pièce suivante.</text:p>
      <text:p text:style-name="P34">des_six|variable|%=1:6|Vous obtenez v_resultat_<text:span text:style-name="T155">v</text:span>|Un dé de 6 faces.|nb_essais_six|variable|+1|Vous avez fait v_nb_essais_six_<text:span text:style-name="T155">v</text:span> lancer.|Nombre de lancés de D6.</text:p>
      <text:p text:style-name="P34"><text:span text:style-name="T42">997</text:span>|<text:span text:style-name="T2">v_des_six_</text:span><text:span text:style-name="T4">v</text:span><text:span text:style-name="T2">.in.1-4</text:span>|<text:span text:style-name="T52">1</text:span>|<text:span text:style-name="T49">Vous n'êtes pas en forme, recommencez !</text:span></text:p>
      <text:p text:style-name="P34">997|v_des_six_<text:span text:style-name="T155">v</text:span>.in.5-6|3|Félicitation, vous avez réussis au bout de v_nb_essais_six_<text:span text:style-name="T156">v</text:span> essais !</text:p>
      <text:p text:style-name="P34">*********************</text:p>
      <text:p text:style-name="P32">[...]</text:p>
      <text:p text:style-name="P17"/>
      <text:p text:style-name="P40">R<text:span text:style-name="T114">emarquez que j’ai rajouté une seconde variable (« v_nb_essais_six_</text:span><text:span text:style-name="T157">v</text:span><text:span text:style-name="T114">») qui compte le nombre d’essais avant de réussir.</text:span></text:p>
      <text:p text:style-name="P41">Voyons maintenant cela en détail :</text:p>
      <text:p text:style-name="P41"/>
      <text:list xml:id="list449698450" text:style-name="L12">
        <text:list-item>
          <text:p text:style-name="P164">997, c’est la salle indiquant une action automatique, vous l’aurez comprise</text:p>
        </text:list-item>
        <text:list-item>
          <text:p text:style-name="P166">Condition(s) pour que l’action se réalise. <text:span text:style-name="T24">On a vu </text:span><text:span text:style-name="T25">précédemment</text:span><text:span text:style-name="T24"> comment la présenter, par exemple « v_vie_</text:span><text:span text:style-name="T27">v</text:span><text:span text:style-name="T24">.&gt;.0 ». Elle peut aussi prendre la valeur </text:span><text:span text:style-name="T22">« null » </text:span><text:span text:style-name="T24">(= aucune condition, l’action aura forcément lieue), ou utilis</text:span><text:span text:style-name="T26">er</text:span><text:span text:style-name="T24"> des objets ou des états comme condition (ou les combinés.) Cette partie fonctionne de la même manière que les autres conditions.</text:span></text:p>
        </text:list-item>
        <text:list-item>
          <text:p text:style-name="P154">Action réalisée :</text:p>
          <text:list>
            <text:list-item>
              <text:p text:style-name="P154"><text:span text:style-name="T6">Modification d’une variable : </text:span><text:span text:style-name="T17">(avec +, =, -, %=X:Y,%</text:span><text:span text:style-name="T18">+X:Y, ou%-X:Y</text:span><text:span text:style-name="T17">)</text:span></text:p>
            </text:list-item>
            <text:list-item>
              <text:p text:style-name="P155"><text:span text:style-name="T17">C</text:span><text:span text:style-name="T6">hangement de salle (on met le numéro de la salle)</text:span></text:p>
            </text:list-item>
            <text:list-item>
              <text:p text:style-name="P155"><text:span text:style-name="T6">Ajout ou retrait d’un objet ou état de l’inventaire : </text:span><text:span text:style-name="T42">[nom de l’objet]</text:span><text:span text:style-name="T19">&amp;&amp;</text:span><text:span text:style-name="T2">[inventaire ou invisible]</text:span><text:span text:style-name="T19">&amp;&amp;</text:span>[description de l’objet ou de l’état]<text:span text:style-name="T6">. Comme pour les autres objets ou états, on peut le précéder de </text:span><text:span text:style-name="T19">« - »</text:span><text:span text:style-name="T6"> pour le supprimer</text:span></text:p>
              <text:list>
                <text:list-item>
                  <text:p text:style-name="P126">Par exemple : « tournevis&amp;&amp;inventaire&amp;&amp;Le tournevis sert à visser ou dévisser. »</text:p>
                </text:list-item>
                <text:list-item>
                  <text:p text:style-name="P126"><text:soft-page-break/>Autre exemple : « -fatigue&amp;&amp;invisible&amp;&amp;Vous n’êtes plus fatigué ! »</text:p>
                </text:list-item>
              </text:list>
            </text:list-item>
          </text:list>
        </text:list-item>
        <text:list-item>
          <text:p text:style-name="P148">Phrase à affiche<text:span text:style-name="T120">r</text:span>. <text:span text:style-name="T6">On peut ne rien afficher (on met alors </text:span><text:span text:style-name="T23">« null »</text:span><text:span text:style-name="T6">), et on peut afficher dans la phrase la valeur d’une variable en l’</text:span><text:span text:style-name="T29">entourant de « v_ » et « _v »</text:span></text:p>
        </text:list-item>
      </text:list>
      <text:p text:style-name="P21"/>
      <text:p text:style-name="P55">Utilisation des réactions :</text:p>
      <text:p text:style-name="P25"/>
      <text:p text:style-name="P36">Vous pouvez ajouter des réactions dans votre scénario. Pour cela, il faut faire « \ » suivi d’une emoji sur discord, qui vous affichera la version unicode (une emoji plus petite). C’est cette emoji qu’il faut c/c dans le code, précédé de « § ».</text:p>
      <text:p text:style-name="P97"><text:span text:style-name="T35">Vous pouvez utiliser les </text:span><text:span text:style-name="T36">réactions</text:span><text:span text:style-name="T35"> des manières suivantes :</text:span></text:p>
      <text:list xml:id="list3962416940" text:style-name="L13">
        <text:list-item>
          <text:p text:style-name="P128">Relier une salle (<text:span text:style-name="T90">Numero Nom_salle§😄</text:span>)</text:p>
          <text:list>
            <text:list-item>
              <text:p text:style-name="P127">Le bot affichera cette réaction dans chaque salle où la salle correspondante est accessible. Cela fera la commande « j!avancer X » et vérifiera donc les conditions d’accès.</text:p>
            </text:list-item>
          </text:list>
        </text:list-item>
        <text:list-item>
          <text:p text:style-name="P127">Afficher la description d’un meuble ou d’un objet, prendre un objet. Par exemple :</text:p>
          <text:list>
            <text:list-item>
              <text:p text:style-name="P133">marteau|caisse|Vous ouvrez la caisse à outil : elle contient un magnifique marteau rouge (marteau)§🧰|Vous trouvez un beau marteau bien solide !§🔨|Le marteau est rouge et bien solide !§🔎</text:p>
            </text:list-item>
            <text:list-item>
              <text:p text:style-name="P127">🧰 affichera la description de la boite à outil, 🔎 la description du marteau, et 🔨 ajoutera le marteau à l’inventaire.</text:p>
            </text:list-item>
          </text:list>
        </text:list-item>
        <text:list-item>
          <text:p text:style-name="P114"><text:span text:style-name="T31">A un </text:span><text:span text:style-name="T32">événement</text:span><text:span text:style-name="T31"> 997 : </text:span><text:span text:style-name="T20">« 997|2§🎵|null|Ah ça ne sert </text:span><text:span text:style-name="T21">à</text:span><text:span text:style-name="T20"> rien !|... C'est cassé maintenant ! »</text:span></text:p>
          <text:list>
            <text:list-item>
              <text:p text:style-name="P127">La réaction se met donc dans la case « condition », et peut être combiné à des conditions (variables, objets ou conditions).</text:p>
            </text:list-item>
            <text:list-item>
              <text:p text:style-name="P115"><text:span text:style-name="T6">On spécifie un nombre d’utilisation</text:span><text:span text:style-name="T40">s</text:span><text:span text:style-name="T6"> </text:span><text:span text:style-name="T19">« X§</text:span><text:span text:style-name="T20">🎵 »</text:span><text:span text:style-name="T31">, </text:span><text:span text:style-name="T6">X étant le nombre d’utilisation</text:span><text:span text:style-name="T40">s</text:span></text:p>
            </text:list-item>
            <text:list-item>
              <text:p text:style-name="P168"><text:span text:style-name="T34">le 3</text:span><text:span text:style-name="T37">è</text:span><text:span text:style-name="T34">me champ (« null » dans l’exemple) est ce que fait l’événement (voir le chapitre sur la case 997)</text:span></text:p>
            </text:list-item>
            <text:list-item>
              <text:p text:style-name="P129">La première phrase s’affiche quand l’événement est déclenché</text:p>
            </text:list-item>
            <text:list-item>
              <text:p text:style-name="P168"><text:span text:style-name="T34">La deuxième phrase s’affiche si les conditions ne sont pas respectées, ou si le nombre d’utilisation</text:span><text:span text:style-name="T37">s </text:span><text:span text:style-name="T34">est atteint.</text:span></text:p>
            </text:list-item>
          </text:list>
        </text:list-item>
        <text:list-item>
          <text:p text:style-name="P173"><text:span text:style-name="T34">A </text:span><text:span text:style-name="T33">une alias : </text:span><text:span text:style-name="T38">« alias1§</text:span><text:span text:style-name="T39">😄</text:span><text:span text:style-name="T38">|alias2§</text:span><text:span text:style-name="T39">🔨</text:span><text:span text:style-name="T38">|alias_inutile§</text:span><text:span text:style-name="T39">🔎 »</text:span></text:p>
          <text:list>
            <text:list-item>
              <text:p text:style-name="P173"><text:span text:style-name="T33">à la fin du scénario, après la dernière case, vous pouvez spécifier les réactions correspondant aux alias. Elles apparaîtront lorsque l’alias est utilisé. Elles sont optionnelles comme les autres.</text:span></text:p>
            </text:list-item>
            <text:list-item>
              <text:p text:style-name="P173"><text:span text:style-name="T33">Vous en avez une dans l’exemple du niveau 1.</text:span></text:p>
              <text:p text:style-name="P173"><text:span text:style-name="T33"/></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pers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7-12T15:20:03.547000000</dc:date>
    <meta:editing-duration>PT11H58M48S</meta:editing-duration>
    <meta:editing-cycles>155</meta:editing-cycles>
    <meta:generator>LibreOffice/6.4.4.2$Windows_X86_64 LibreOffice_project/3d775be2011f3886db32dfd395a6a6d1ca2630ff</meta:generator>
    <meta:document-statistic meta:table-count="0" meta:image-count="1" meta:object-count="0" meta:page-count="12" meta:paragraph-count="317" meta:word-count="5274" meta:character-count="30607" meta:non-whitespace-character-count="25723"/>
  </office:meta>
</office:document-meta>
</file>